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Sheet1">
        <table:table-row/>
      </table:table>
      <table:table table:name="20190606_10_optimumParam_2">
        <table:table-row>
          <table:table-cell office:value-type="string">
            <text:p>20190606_10(0.01/autonomous)_1-0.82-0.092-3.908-8.581-0.6</text:p>
          </table:table-cell>
        </table:table-row>
        <table:table-row>
          <table:table-cell office:value-type="string">
            <text:p>20190606_10(0.01/autonomous)_1-0.82-0.092-3.908-8.581-0.6</text:p>
          </table:table-cell>
        </table:table-row>
        <table:table-row>
          <table:table-cell office:value-type="string">
            <text:p>20190606_10(0.01/autonomous)_1-0.82-0.092-3.908-8.581-0.6</text:p>
          </table:table-cell>
        </table:table-row>
        <table:table-row>
          <table:table-cell office:value-type="string">
            <text:p>20190606_10(0.01/autonomous)_1-0.82-0.092-3.908-8.581-0.6</text:p>
          </table:table-cell>
        </table:table-row>
        <table:table-row>
          <table:table-cell office:value-type="string">
            <text:p>20190606_10(0.01/autonomous)_1-0.82-0.092-3.908-8.581-0.6</text:p>
          </table:table-cell>
        </table:table-row>
        <table:table-row>
          <table:table-cell office:value-type="string">
            <text:p>20190606_10(0.01/autonomous)_1-0.82-0.092-3.908-8.581-0.6</text:p>
          </table:table-cell>
        </table:table-row>
        <table:table-row>
          <table:table-cell office:value-type="string">
            <text:p>20190606_10(0.01/autonomous)_1-0.82-0.092-3.908-8.581-0.6</text:p>
          </table:table-cell>
        </table:table-row>
      </table:table>
      <table:table table:name="liuyc_optimumParam_2">
        <table:table-row>
          <table:table-cell office:value-type="string">
            <text:p>liuyc(0.01/autonomous)_1-0.82-0.092-3.908-8.581-0.6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52380952381" office:value-type="float">
            <text:p>0.952380952381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857142857143" office:value-type="float">
            <text:p>0.857142857143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904761904762" office:value-type="float">
            <text:p>0.904761904762</text:p>
          </table:table-cell>
          <table:table-cell office:value="0.809523809524" office:value-type="float">
            <text:p>0.809523809524</text:p>
          </table:table-cell>
          <table:table-cell office:value="0.809523809524" office:value-type="float">
            <text:p>0.809523809524</text:p>
          </table:table-cell>
          <table:table-cell office:value="0.809523809524" office:value-type="float">
            <text:p>0.809523809524</text:p>
          </table:table-cell>
          <table:table-cell office:value="0.809523809524" office:value-type="float">
            <text:p>0.809523809524</text:p>
          </table:table-cell>
          <table:table-cell office:value="0.761904761905" office:value-type="float">
            <text:p>0.761904761905</text:p>
          </table:table-cell>
          <table:table-cell office:value="0.761904761905" office:value-type="float">
            <text:p>0.761904761905</text:p>
          </table:table-cell>
          <table:table-cell office:value="0.761904761905" office:value-type="float">
            <text:p>0.761904761905</text:p>
          </table:table-cell>
          <table:table-cell office:value="0.761904761905" office:value-type="float">
            <text:p>0.761904761905</text:p>
          </table:table-cell>
          <table:table-cell office:value="0.761904761905" office:value-type="float">
            <text:p>0.761904761905</text:p>
          </table:table-cell>
          <table:table-cell office:value="0.761904761905" office:value-type="float">
            <text:p>0.761904761905</text:p>
          </table:table-cell>
          <table:table-cell office:value="0.761904761905" office:value-type="float">
            <text:p>0.761904761905</text:p>
          </table:table-cell>
          <table:table-cell office:value="0.761904761905" office:value-type="float">
            <text:p>0.761904761905</text:p>
          </table:table-cell>
          <table:table-cell office:value="0.761904761905" office:value-type="float">
            <text:p>0.761904761905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19047619048" office:value-type="float">
            <text:p>0.619047619048</text:p>
          </table:table-cell>
          <table:table-cell office:value="0.619047619048" office:value-type="float">
            <text:p>0.619047619048</text:p>
          </table:table-cell>
          <table:table-cell office:value="0.52380952381" office:value-type="float">
            <text:p>0.52380952381</text:p>
          </table:table-cell>
          <table:table-cell office:value="0.52380952381" office:value-type="float">
            <text:p>0.52380952381</text:p>
          </table:table-cell>
          <table:table-cell office:value="0.52380952381" office:value-type="float">
            <text:p>0.52380952381</text:p>
          </table:table-cell>
          <table:table-cell office:value="0.52380952381" office:value-type="float">
            <text:p>0.52380952381</text:p>
          </table:table-cell>
          <table:table-cell office:value="0.47619047619" office:value-type="float">
            <text:p>0.47619047619</text:p>
          </table:table-cell>
          <table:table-cell office:value="0.47619047619" office:value-type="float">
            <text:p>0.47619047619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428571428571" office:value-type="float">
            <text:p>0.428571428571</text:p>
          </table:table-cell>
          <table:table-cell office:value="0.52380952381" office:value-type="float">
            <text:p>0.52380952381</text:p>
          </table:table-cell>
          <table:table-cell office:value="0.52380952381" office:value-type="float">
            <text:p>0.52380952381</text:p>
          </table:table-cell>
          <table:table-cell office:value="0.52380952381" office:value-type="float">
            <text:p>0.52380952381</text:p>
          </table:table-cell>
          <table:table-cell office:value="0.52380952381" office:value-type="float">
            <text:p>0.52380952381</text:p>
          </table:table-cell>
          <table:table-cell office:value="0.52380952381" office:value-type="float">
            <text:p>0.52380952381</text:p>
          </table:table-cell>
          <table:table-cell office:value="0.52380952381" office:value-type="float">
            <text:p>0.52380952381</text:p>
          </table:table-cell>
          <table:table-cell office:value="0.47619047619" office:value-type="float">
            <text:p>0.47619047619</text:p>
          </table:table-cell>
          <table:table-cell office:value="0.52380952381" office:value-type="float">
            <text:p>0.52380952381</text:p>
          </table:table-cell>
          <table:table-cell office:value="0.52380952381" office:value-type="float">
            <text:p>0.52380952381</text:p>
          </table:table-cell>
          <table:table-cell office:value="0.52380952381" office:value-type="float">
            <text:p>0.52380952381</text:p>
          </table:table-cell>
          <table:table-cell office:value="0.47619047619" office:value-type="float">
            <text:p>0.47619047619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380952380952" office:value-type="float">
            <text:p>0.380952380952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7619047619" office:value-type="float">
            <text:p>0.47619047619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380952380952" office:value-type="float">
            <text:p>0.380952380952</text:p>
          </table:table-cell>
          <table:table-cell office:value="0.380952380952" office:value-type="float">
            <text:p>0.380952380952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285714285714" office:value-type="float">
            <text:p>0.285714285714</text:p>
          </table:table-cell>
          <table:table-cell office:value="0.238095238095" office:value-type="float">
            <text:p>0.238095238095</text:p>
          </table:table-cell>
          <table:table-cell office:value="0.238095238095" office:value-type="float">
            <text:p>0.238095238095</text:p>
          </table:table-cell>
          <table:table-cell office:value="0.238095238095" office:value-type="float">
            <text:p>0.238095238095</text:p>
          </table:table-cell>
          <table:table-cell office:value="0.238095238095" office:value-type="float">
            <text:p>0.238095238095</text:p>
          </table:table-cell>
          <table:table-cell office:value="0.190476190476" office:value-type="float">
            <text:p>0.190476190476</text:p>
          </table:table-cell>
          <table:table-cell office:value="0.190476190476" office:value-type="float">
            <text:p>0.190476190476</text:p>
          </table:table-cell>
          <table:table-cell office:value="0.190476190476" office:value-type="float">
            <text:p>0.190476190476</text:p>
          </table:table-cell>
          <table:table-cell office:value="0.190476190476" office:value-type="float">
            <text:p>0.190476190476</text:p>
          </table:table-cell>
          <table:table-cell office:value="0.190476190476" office:value-type="float">
            <text:p>0.190476190476</text:p>
          </table:table-cell>
          <table:table-cell office:value="0.190476190476" office:value-type="float">
            <text:p>0.190476190476</text:p>
          </table:table-cell>
          <table:table-cell office:value="0.190476190476" office:value-type="float">
            <text:p>0.190476190476</text:p>
          </table:table-cell>
          <table:table-cell office:value="0.190476190476" office:value-type="float">
            <text:p>0.190476190476</text:p>
          </table:table-cell>
          <table:table-cell office:value="0.190476190476" office:value-type="float">
            <text:p>0.190476190476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0952380952381" office:value-type="float">
            <text:p>0.0952380952381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142857142857" office:value-type="float">
            <text:p>0.142857142857</text:p>
          </table:table-cell>
          <table:table-cell office:value="0.0952380952381" office:value-type="float">
            <text:p>0.0952380952381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952380952381" office:value-type="float">
            <text:p>0.0952380952381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  <table:table-cell office:value="0.047619047619" office:value-type="float">
            <text:p>0.047619047619</text:p>
          </table:table-cell>
        </table:table-row>
      </table:table>
      <table:table table:name="lukc_optimumParam_3">
        <table:table-row>
          <table:table-cell office:value-type="string">
            <text:p>lukc(addALPHA_0/228.35)_0.779-0.212-4.475-7.547-0.6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6" office:value-type="float">
            <text:p>0.6</text:p>
          </table:table-cell>
          <table:table-cell office:value="0.65" office:value-type="float">
            <text:p>0.65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65" office:value-type="float">
            <text:p>0.6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5" office:value-type="float">
            <text:p>0.4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5" office:value-type="float">
            <text:p>0.35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</table:table-row>
        <table:table-row>
          <table:table-cell office:value-type="string">
            <text:p>lukc(addALPHA_halfPAUL/212.033333333)_0.779-0.212-4.475-7.547-0.6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566666666667" office:value-type="float">
            <text:p>0.566666666667</text:p>
          </table:table-cell>
          <table:table-cell office:value="0.6" office:value-type="float">
            <text:p>0.6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" office:value-type="float">
            <text:p>0.6</text:p>
          </table:table-cell>
          <table:table-cell office:value="0.633333333333" office:value-type="float">
            <text:p>0.633333333333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" office:value-type="float">
            <text:p>0.6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6" office:value-type="float">
            <text:p>0.6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66666666667" office:value-type="float">
            <text:p>0.366666666667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66666666667" office:value-type="float">
            <text:p>0.366666666667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5" office:value-type="float">
            <text:p>0.5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66666666667" office:value-type="float">
            <text:p>0.466666666667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366666666667" office:value-type="float">
            <text:p>0.366666666667</text:p>
          </table:table-cell>
          <table:table-cell office:value="0.333333333333" office:value-type="float">
            <text:p>0.33333333333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33333333333" office:value-type="float">
            <text:p>0.233333333333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</table:table-row>
        <table:table-row>
          <table:table-cell office:value-type="string">
            <text:p>lukc(addALPHA_fullPAUL/212.675)_0.779-0.212-4.475-7.547-0.6</text:p>
          </table:table-cell>
          <table:table-cell office:value="0.275" office:value-type="float">
            <text:p>0.275</text:p>
          </table:table-cell>
          <table:table-cell office:value="0.275" office:value-type="float">
            <text:p>0.275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75" office:value-type="float">
            <text:p>0.47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5" office:value-type="float">
            <text:p>0.3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5" office:value-type="float">
            <text:p>0.3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75" office:value-type="float">
            <text:p>0.47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5" office:value-type="float">
            <text:p>0.45</text:p>
          </table:table-cell>
          <table:table-cell office:value="0.375" office:value-type="float">
            <text:p>0.375</text:p>
          </table:table-cell>
          <table:table-cell office:value="0.35" office:value-type="float">
            <text:p>0.35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275" office:value-type="float">
            <text:p>0.27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25" office:value-type="float">
            <text:p>0.225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</table:table-row>
        <table:table-row>
          <table:table-cell office:value-type="string">
            <text:p>lukc(addALPHA_newPAUL/238.48)_0.779-0.212-4.475-7.547-0.6</text:p>
          </table:table-cell>
          <table:table-cell office:value="0.225" office:value-type="float">
            <text:p>0.225</text:p>
          </table:table-cell>
          <table:table-cell office:value="0.25" office:value-type="float">
            <text:p>0.25</text:p>
          </table:table-cell>
          <table:table-cell office:value="0.275" office:value-type="float">
            <text:p>0.275</text:p>
          </table:table-cell>
          <table:table-cell office:value="0.275" office:value-type="float">
            <text:p>0.275</text:p>
          </table:table-cell>
          <table:table-cell office:value="0.275" office:value-type="float">
            <text:p>0.275</text:p>
          </table:table-cell>
          <table:table-cell office:value="0.25" office:value-type="float">
            <text:p>0.25</text:p>
          </table:table-cell>
          <table:table-cell office:value="0.275" office:value-type="float">
            <text:p>0.275</text:p>
          </table:table-cell>
          <table:table-cell office:value="0.3" office:value-type="float">
            <text:p>0.3</text:p>
          </table:table-cell>
          <table:table-cell office:value="0.325" office:value-type="float">
            <text:p>0.32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75" office:value-type="float">
            <text:p>0.375</text:p>
          </table:table-cell>
          <table:table-cell office:value="0.35" office:value-type="float">
            <text:p>0.3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75" office:value-type="float">
            <text:p>0.37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75" office:value-type="float">
            <text:p>0.37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" office:value-type="float">
            <text:p>0.4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5" office:value-type="float">
            <text:p>0.45</text:p>
          </table:table-cell>
          <table:table-cell office:value="0.425" office:value-type="float">
            <text:p>0.425</text:p>
          </table:table-cell>
          <table:table-cell office:value="0.45" office:value-type="float">
            <text:p>0.4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75" office:value-type="float">
            <text:p>0.475</text:p>
          </table:table-cell>
          <table:table-cell office:value="0.5" office:value-type="float">
            <text:p>0.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6" office:value-type="float">
            <text:p>0.6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75" office:value-type="float">
            <text:p>0.57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75" office:value-type="float">
            <text:p>0.575</text:p>
          </table:table-cell>
          <table:table-cell office:value="0.6" office:value-type="float">
            <text:p>0.6</text:p>
          </table:table-cell>
          <table:table-cell office:value="0.575" office:value-type="float">
            <text:p>0.57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575" office:value-type="float">
            <text:p>0.575</text:p>
          </table:table-cell>
          <table:table-cell office:value="0.6" office:value-type="float">
            <text:p>0.6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5" office:value-type="float">
            <text:p>0.6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" office:value-type="float">
            <text:p>0.6</text:p>
          </table:table-cell>
          <table:table-cell office:value="0.625" office:value-type="float">
            <text:p>0.62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575" office:value-type="float">
            <text:p>0.57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5" office:value-type="float">
            <text:p>0.4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" office:value-type="float">
            <text:p>0.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" office:value-type="float">
            <text:p>0.5</text:p>
          </table:table-cell>
          <table:table-cell office:value="0.475" office:value-type="float">
            <text:p>0.475</text:p>
          </table:table-cell>
          <table:table-cell office:value="0.45" office:value-type="float">
            <text:p>0.45</text:p>
          </table:table-cell>
          <table:table-cell office:value="0.475" office:value-type="float">
            <text:p>0.475</text:p>
          </table:table-cell>
          <table:table-cell office:value="0.45" office:value-type="float">
            <text:p>0.4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25" office:value-type="float">
            <text:p>0.425</text:p>
          </table:table-cell>
          <table:table-cell office:value="0.45" office:value-type="float">
            <text:p>0.45</text:p>
          </table:table-cell>
          <table:table-cell office:value="0.425" office:value-type="float">
            <text:p>0.42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" office:value-type="float">
            <text:p>0.4</text:p>
          </table:table-cell>
          <table:table-cell office:value="0.425" office:value-type="float">
            <text:p>0.425</text:p>
          </table:table-cell>
          <table:table-cell office:value="0.45" office:value-type="float">
            <text:p>0.4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75" office:value-type="float">
            <text:p>0.47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5" office:value-type="float">
            <text:p>0.4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5" office:value-type="float">
            <text:p>0.5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7" office:value-type="float">
            <text:p>0.7</text:p>
          </table:table-cell>
          <table:table-cell office:value="0.675" office:value-type="float">
            <text:p>0.675</text:p>
          </table:table-cell>
          <table:table-cell office:value="0.7" office:value-type="float">
            <text:p>0.7</text:p>
          </table:table-cell>
          <table:table-cell office:value="0.675" office:value-type="float">
            <text:p>0.67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5" office:value-type="float">
            <text:p>0.6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" office:value-type="float">
            <text:p>0.6</text:p>
          </table:table-cell>
          <table:table-cell office:value="0.625" office:value-type="float">
            <text:p>0.62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75" office:value-type="float">
            <text:p>0.67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75" office:value-type="float">
            <text:p>0.67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" office:value-type="float">
            <text:p>0.5</text:p>
          </table:table-cell>
          <table:table-cell office:value="0.525" office:value-type="float">
            <text:p>0.52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75" office:value-type="float">
            <text:p>0.47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525" office:value-type="float">
            <text:p>0.525</text:p>
          </table:table-cell>
          <table:table-cell office:value="0.425" office:value-type="float">
            <text:p>0.425</text:p>
          </table:table-cell>
          <table:table-cell office:value="0.425" office:value-type="float">
            <text:p>0.425</text:p>
          </table:table-cell>
          <table:table-cell office:value="0.4" office:value-type="float">
            <text:p>0.4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25" office:value-type="float">
            <text:p>0.32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25" office:value-type="float">
            <text:p>0.32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325" office:value-type="float">
            <text:p>0.325</text:p>
          </table:table-cell>
          <table:table-cell office:value="0.3" office:value-type="float">
            <text:p>0.3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275" office:value-type="float">
            <text:p>0.275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25" office:value-type="float">
            <text:p>0.325</text:p>
          </table:table-cell>
          <table:table-cell office:value="0.3" office:value-type="float">
            <text:p>0.3</text:p>
          </table:table-cell>
          <table:table-cell office:value="0.275" office:value-type="float">
            <text:p>0.27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" office:value-type="float">
            <text:p>0.2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75" office:value-type="float">
            <text:p>0.275</text:p>
          </table:table-cell>
          <table:table-cell office:value="0.275" office:value-type="float">
            <text:p>0.275</text:p>
          </table:table-cell>
          <table:table-cell office:value="0.275" office:value-type="float">
            <text:p>0.275</text:p>
          </table:table-cell>
          <table:table-cell office:value="0.275" office:value-type="float">
            <text:p>0.275</text:p>
          </table:table-cell>
          <table:table-cell office:value="0.275" office:value-type="float">
            <text:p>0.27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" office:value-type="float">
            <text:p>0.2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25" office:value-type="float">
            <text:p>0.12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25" office:value-type="float">
            <text:p>0.12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25" office:value-type="float">
            <text:p>0.125</text:p>
          </table:table-cell>
          <table:table-cell office:value="0.1" office:value-type="float">
            <text:p>0.1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" office:value-type="float">
            <text:p>0.1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75" office:value-type="float">
            <text:p>0.075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75" office:value-type="float">
            <text:p>0.075</text:p>
          </table:table-cell>
          <table:table-cell office:value="0.05" office:value-type="float">
            <text:p>0.0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5" office:value-type="float">
            <text:p>0.0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" office:value-type="float">
            <text:p>0.025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ukc(addALPHA_newfullPAUL/226.66)_0.779-0.212-4.475-7.547-0.6</text:p>
          </table:table-cell>
          <table:table-cell office:value="0.28" office:value-type="float">
            <text:p>0.28</text:p>
          </table:table-cell>
          <table:table-cell office:value="0.3" office:value-type="float">
            <text:p>0.3</text:p>
          </table:table-cell>
          <table:table-cell office:value="0.32" office:value-type="float">
            <text:p>0.32</text:p>
          </table:table-cell>
          <table:table-cell office:value="0.32" office:value-type="float">
            <text:p>0.32</text:p>
          </table:table-cell>
          <table:table-cell office:value="0.32" office:value-type="float">
            <text:p>0.32</text:p>
          </table:table-cell>
          <table:table-cell office:value="0.3" office:value-type="float">
            <text:p>0.3</text:p>
          </table:table-cell>
          <table:table-cell office:value="0.32" office:value-type="float">
            <text:p>0.32</text:p>
          </table:table-cell>
          <table:table-cell office:value="0.34" office:value-type="float">
            <text:p>0.34</text:p>
          </table:table-cell>
          <table:table-cell office:value="0.36" office:value-type="float">
            <text:p>0.36</text:p>
          </table:table-cell>
          <table:table-cell office:value="0.38" office:value-type="float">
            <text:p>0.38</text:p>
          </table:table-cell>
          <table:table-cell office:value="0.38" office:value-type="float">
            <text:p>0.38</text:p>
          </table:table-cell>
          <table:table-cell office:value="0.38" office:value-type="float">
            <text:p>0.38</text:p>
          </table:table-cell>
          <table:table-cell office:value="0.38" office:value-type="float">
            <text:p>0.38</text:p>
          </table:table-cell>
          <table:table-cell office:value="0.4" office:value-type="float">
            <text:p>0.4</text:p>
          </table:table-cell>
          <table:table-cell office:value="0.38" office:value-type="float">
            <text:p>0.38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" office:value-type="float">
            <text:p>0.4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" office:value-type="float">
            <text:p>0.4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2" office:value-type="float">
            <text:p>0.42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4" office:value-type="float">
            <text:p>0.44</text:p>
          </table:table-cell>
          <table:table-cell office:value="0.42" office:value-type="float">
            <text:p>0.42</text:p>
          </table:table-cell>
          <table:table-cell office:value="0.44" office:value-type="float">
            <text:p>0.44</text:p>
          </table:table-cell>
          <table:table-cell office:value="0.46" office:value-type="float">
            <text:p>0.46</text:p>
          </table:table-cell>
          <table:table-cell office:value="0.46" office:value-type="float">
            <text:p>0.46</text:p>
          </table:table-cell>
          <table:table-cell office:value="0.46" office:value-type="float">
            <text:p>0.46</text:p>
          </table:table-cell>
          <table:table-cell office:value="0.46" office:value-type="float">
            <text:p>0.46</text:p>
          </table:table-cell>
          <table:table-cell office:value="0.48" office:value-type="float">
            <text:p>0.48</text:p>
          </table:table-cell>
          <table:table-cell office:value="0.48" office:value-type="float">
            <text:p>0.48</text:p>
          </table:table-cell>
          <table:table-cell office:value="0.46" office:value-type="float">
            <text:p>0.46</text:p>
          </table:table-cell>
          <table:table-cell office:value="0.48" office:value-type="float">
            <text:p>0.48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2" office:value-type="float">
            <text:p>0.52</text:p>
          </table:table-cell>
          <table:table-cell office:value="0.5" office:value-type="float">
            <text:p>0.5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" office:value-type="float">
            <text:p>0.5</text:p>
          </table:table-cell>
          <table:table-cell office:value="0.52" office:value-type="float">
            <text:p>0.52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2" office:value-type="float">
            <text:p>0.62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" office:value-type="float">
            <text:p>0.6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2" office:value-type="float">
            <text:p>0.62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" office:value-type="float">
            <text:p>0.6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56" office:value-type="float">
            <text:p>0.56</text:p>
          </table:table-cell>
          <table:table-cell office:value="0.54" office:value-type="float">
            <text:p>0.54</text:p>
          </table:table-cell>
          <table:table-cell office:value="0.56" office:value-type="float">
            <text:p>0.56</text:p>
          </table:table-cell>
          <table:table-cell office:value="0.54" office:value-type="float">
            <text:p>0.54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8" office:value-type="float">
            <text:p>0.48</text:p>
          </table:table-cell>
          <table:table-cell office:value="0.46" office:value-type="float">
            <text:p>0.46</text:p>
          </table:table-cell>
          <table:table-cell office:value="0.46" office:value-type="float">
            <text:p>0.46</text:p>
          </table:table-cell>
          <table:table-cell office:value="0.44" office:value-type="float">
            <text:p>0.44</text:p>
          </table:table-cell>
          <table:table-cell office:value="0.46" office:value-type="float">
            <text:p>0.46</text:p>
          </table:table-cell>
          <table:table-cell office:value="0.46" office:value-type="float">
            <text:p>0.46</text:p>
          </table:table-cell>
          <table:table-cell office:value="0.46" office:value-type="float">
            <text:p>0.46</text:p>
          </table:table-cell>
          <table:table-cell office:value="0.48" office:value-type="float">
            <text:p>0.48</text:p>
          </table:table-cell>
          <table:table-cell office:value="0.48" office:value-type="float">
            <text:p>0.48</text:p>
          </table:table-cell>
          <table:table-cell office:value="0.5" office:value-type="float">
            <text:p>0.5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" office:value-type="float">
            <text:p>0.5</text:p>
          </table:table-cell>
          <table:table-cell office:value="0.48" office:value-type="float">
            <text:p>0.48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8" office:value-type="float">
            <text:p>0.48</text:p>
          </table:table-cell>
          <table:table-cell office:value="0.48" office:value-type="float">
            <text:p>0.48</text:p>
          </table:table-cell>
          <table:table-cell office:value="0.48" office:value-type="float">
            <text:p>0.48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8" office:value-type="float">
            <text:p>0.48</text:p>
          </table:table-cell>
          <table:table-cell office:value="0.48" office:value-type="float">
            <text:p>0.48</text:p>
          </table:table-cell>
          <table:table-cell office:value="0.48" office:value-type="float">
            <text:p>0.48</text:p>
          </table:table-cell>
          <table:table-cell office:value="0.48" office:value-type="float">
            <text:p>0.48</text:p>
          </table:table-cell>
          <table:table-cell office:value="0.48" office:value-type="float">
            <text:p>0.48</text:p>
          </table:table-cell>
          <table:table-cell office:value="0.48" office:value-type="float">
            <text:p>0.48</text:p>
          </table:table-cell>
          <table:table-cell office:value="0.46" office:value-type="float">
            <text:p>0.46</text:p>
          </table:table-cell>
          <table:table-cell office:value="0.44" office:value-type="float">
            <text:p>0.44</text:p>
          </table:table-cell>
          <table:table-cell office:value="0.42" office:value-type="float">
            <text:p>0.42</text:p>
          </table:table-cell>
          <table:table-cell office:value="0.44" office:value-type="float">
            <text:p>0.44</text:p>
          </table:table-cell>
          <table:table-cell office:value="0.4" office:value-type="float">
            <text:p>0.4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8" office:value-type="float">
            <text:p>0.38</text:p>
          </table:table-cell>
          <table:table-cell office:value="0.4" office:value-type="float">
            <text:p>0.4</text:p>
          </table:table-cell>
          <table:table-cell office:value="0.38" office:value-type="float">
            <text:p>0.38</text:p>
          </table:table-cell>
          <table:table-cell office:value="0.4" office:value-type="float">
            <text:p>0.4</text:p>
          </table:table-cell>
          <table:table-cell office:value="0.42" office:value-type="float">
            <text:p>0.42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8" office:value-type="float">
            <text:p>0.38</text:p>
          </table:table-cell>
          <table:table-cell office:value="0.4" office:value-type="float">
            <text:p>0.4</text:p>
          </table:table-cell>
          <table:table-cell office:value="0.42" office:value-type="float">
            <text:p>0.42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8" office:value-type="float">
            <text:p>0.38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2" office:value-type="float">
            <text:p>0.42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8" office:value-type="float">
            <text:p>0.38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" office:value-type="float">
            <text:p>0.4</text:p>
          </table:table-cell>
          <table:table-cell office:value="0.42" office:value-type="float">
            <text:p>0.42</text:p>
          </table:table-cell>
          <table:table-cell office:value="0.42" office:value-type="float">
            <text:p>0.42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4" office:value-type="float">
            <text:p>0.44</text:p>
          </table:table-cell>
          <table:table-cell office:value="0.48" office:value-type="float">
            <text:p>0.48</text:p>
          </table:table-cell>
          <table:table-cell office:value="0.48" office:value-type="float">
            <text:p>0.48</text:p>
          </table:table-cell>
          <table:table-cell office:value="0.46" office:value-type="float">
            <text:p>0.46</text:p>
          </table:table-cell>
          <table:table-cell office:value="0.46" office:value-type="float">
            <text:p>0.46</text:p>
          </table:table-cell>
          <table:table-cell office:value="0.5" office:value-type="float">
            <text:p>0.5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62" office:value-type="float">
            <text:p>0.62</text:p>
          </table:table-cell>
          <table:table-cell office:value="0.6" office:value-type="float">
            <text:p>0.6</text:p>
          </table:table-cell>
          <table:table-cell office:value="0.62" office:value-type="float">
            <text:p>0.62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4" office:value-type="float">
            <text:p>0.54</text:p>
          </table:table-cell>
          <table:table-cell office:value="0.56" office:value-type="float">
            <text:p>0.5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58" office:value-type="float">
            <text:p>0.58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2" office:value-type="float">
            <text:p>0.62</text:p>
          </table:table-cell>
          <table:table-cell office:value="0.6" office:value-type="float">
            <text:p>0.6</text:p>
          </table:table-cell>
          <table:table-cell office:value="0.62" office:value-type="float">
            <text:p>0.62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8" office:value-type="float">
            <text:p>0.58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" office:value-type="float">
            <text:p>0.5</text:p>
          </table:table-cell>
          <table:table-cell office:value="0.52" office:value-type="float">
            <text:p>0.52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8" office:value-type="float">
            <text:p>0.48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4" office:value-type="float">
            <text:p>0.54</text:p>
          </table:table-cell>
          <table:table-cell office:value="0.52" office:value-type="float">
            <text:p>0.52</text:p>
          </table:table-cell>
          <table:table-cell office:value="0.54" office:value-type="float">
            <text:p>0.54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52" office:value-type="float">
            <text:p>0.52</text:p>
          </table:table-cell>
          <table:table-cell office:value="0.44" office:value-type="float">
            <text:p>0.44</text:p>
          </table:table-cell>
          <table:table-cell office:value="0.4" office:value-type="float">
            <text:p>0.4</text:p>
          </table:table-cell>
          <table:table-cell office:value="0.38" office:value-type="float">
            <text:p>0.38</text:p>
          </table:table-cell>
          <table:table-cell office:value="0.34" office:value-type="float">
            <text:p>0.34</text:p>
          </table:table-cell>
          <table:table-cell office:value="0.34" office:value-type="float">
            <text:p>0.34</text:p>
          </table:table-cell>
          <table:table-cell office:value="0.34" office:value-type="float">
            <text:p>0.34</text:p>
          </table:table-cell>
          <table:table-cell office:value="0.34" office:value-type="float">
            <text:p>0.34</text:p>
          </table:table-cell>
          <table:table-cell office:value="0.32" office:value-type="float">
            <text:p>0.32</text:p>
          </table:table-cell>
          <table:table-cell office:value="0.3" office:value-type="float">
            <text:p>0.3</text:p>
          </table:table-cell>
          <table:table-cell office:value="0.32" office:value-type="float">
            <text:p>0.32</text:p>
          </table:table-cell>
          <table:table-cell office:value="0.32" office:value-type="float">
            <text:p>0.32</text:p>
          </table:table-cell>
          <table:table-cell office:value="0.32" office:value-type="float">
            <text:p>0.32</text:p>
          </table:table-cell>
          <table:table-cell office:value="0.32" office:value-type="float">
            <text:p>0.32</text:p>
          </table:table-cell>
          <table:table-cell office:value="0.32" office:value-type="float">
            <text:p>0.32</text:p>
          </table:table-cell>
          <table:table-cell office:value="0.32" office:value-type="float">
            <text:p>0.32</text:p>
          </table:table-cell>
          <table:table-cell office:value="0.32" office:value-type="float">
            <text:p>0.32</text:p>
          </table:table-cell>
          <table:table-cell office:value="0.3" office:value-type="float">
            <text:p>0.3</text:p>
          </table:table-cell>
          <table:table-cell office:value="0.32" office:value-type="float">
            <text:p>0.32</text:p>
          </table:table-cell>
          <table:table-cell office:value="0.32" office:value-type="float">
            <text:p>0.32</text:p>
          </table:table-cell>
          <table:table-cell office:value="0.32" office:value-type="float">
            <text:p>0.32</text:p>
          </table:table-cell>
          <table:table-cell office:value="0.3" office:value-type="float">
            <text:p>0.3</text:p>
          </table:table-cell>
          <table:table-cell office:value="0.26" office:value-type="float">
            <text:p>0.26</text:p>
          </table:table-cell>
          <table:table-cell office:value="0.28" office:value-type="float">
            <text:p>0.28</text:p>
          </table:table-cell>
          <table:table-cell office:value="0.28" office:value-type="float">
            <text:p>0.28</text:p>
          </table:table-cell>
          <table:table-cell office:value="0.28" office:value-type="float">
            <text:p>0.28</text:p>
          </table:table-cell>
          <table:table-cell office:value="0.26" office:value-type="float">
            <text:p>0.26</text:p>
          </table:table-cell>
          <table:table-cell office:value="0.22" office:value-type="float">
            <text:p>0.22</text:p>
          </table:table-cell>
          <table:table-cell office:value="0.24" office:value-type="float">
            <text:p>0.24</text:p>
          </table:table-cell>
          <table:table-cell office:value="0.24" office:value-type="float">
            <text:p>0.24</text:p>
          </table:table-cell>
          <table:table-cell office:value="0.24" office:value-type="float">
            <text:p>0.24</text:p>
          </table:table-cell>
          <table:table-cell office:value="0.24" office:value-type="float">
            <text:p>0.24</text:p>
          </table:table-cell>
          <table:table-cell office:value="0.24" office:value-type="float">
            <text:p>0.24</text:p>
          </table:table-cell>
          <table:table-cell office:value="0.24" office:value-type="float">
            <text:p>0.24</text:p>
          </table:table-cell>
          <table:table-cell office:value="0.24" office:value-type="float">
            <text:p>0.24</text:p>
          </table:table-cell>
          <table:table-cell office:value="0.26" office:value-type="float">
            <text:p>0.26</text:p>
          </table:table-cell>
          <table:table-cell office:value="0.26" office:value-type="float">
            <text:p>0.26</text:p>
          </table:table-cell>
          <table:table-cell office:value="0.26" office:value-type="float">
            <text:p>0.26</text:p>
          </table:table-cell>
          <table:table-cell office:value="0.26" office:value-type="float">
            <text:p>0.26</text:p>
          </table:table-cell>
          <table:table-cell office:value="0.26" office:value-type="float">
            <text:p>0.26</text:p>
          </table:table-cell>
          <table:table-cell office:value="0.26" office:value-type="float">
            <text:p>0.26</text:p>
          </table:table-cell>
          <table:table-cell office:value="0.24" office:value-type="float">
            <text:p>0.24</text:p>
          </table:table-cell>
          <table:table-cell office:value="0.22" office:value-type="float">
            <text:p>0.2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6" office:value-type="float">
            <text:p>0.16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2" office:value-type="float">
            <text:p>0.22</text:p>
          </table:table-cell>
          <table:table-cell office:value="0.22" office:value-type="float">
            <text:p>0.22</text:p>
          </table:table-cell>
          <table:table-cell office:value="0.22" office:value-type="float">
            <text:p>0.22</text:p>
          </table:table-cell>
          <table:table-cell office:value="0.22" office:value-type="float">
            <text:p>0.22</text:p>
          </table:table-cell>
          <table:table-cell office:value="0.24" office:value-type="float">
            <text:p>0.24</text:p>
          </table:table-cell>
          <table:table-cell office:value="0.22" office:value-type="float">
            <text:p>0.22</text:p>
          </table:table-cell>
          <table:table-cell office:value="0.22" office:value-type="float">
            <text:p>0.22</text:p>
          </table:table-cell>
          <table:table-cell office:value="0.22" office:value-type="float">
            <text:p>0.22</text:p>
          </table:table-cell>
          <table:table-cell office:value="0.22" office:value-type="float">
            <text:p>0.2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8" office:value-type="float">
            <text:p>0.18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8" office:value-type="float">
            <text:p>0.18</text:p>
          </table:table-cell>
          <table:table-cell office:value="0.16" office:value-type="float">
            <text:p>0.16</text:p>
          </table:table-cell>
          <table:table-cell office:value="0.16" office:value-type="float">
            <text:p>0.16</text:p>
          </table:table-cell>
          <table:table-cell office:value="0.12" office:value-type="float">
            <text:p>0.12</text:p>
          </table:table-cell>
          <table:table-cell office:value="0.14" office:value-type="float">
            <text:p>0.14</text:p>
          </table:table-cell>
          <table:table-cell office:value="0.14" office:value-type="float">
            <text:p>0.14</text:p>
          </table:table-cell>
          <table:table-cell office:value="0.14" office:value-type="float">
            <text:p>0.14</text:p>
          </table:table-cell>
          <table:table-cell office:value="0.14" office:value-type="float">
            <text:p>0.14</text:p>
          </table:table-cell>
          <table:table-cell office:value="0.12" office:value-type="float">
            <text:p>0.12</text:p>
          </table:table-cell>
          <table:table-cell office:value="0.14" office:value-type="float">
            <text:p>0.14</text:p>
          </table:table-cell>
          <table:table-cell office:value="0.14" office:value-type="float">
            <text:p>0.14</text:p>
          </table:table-cell>
          <table:table-cell office:value="0.12" office:value-type="float">
            <text:p>0.12</text:p>
          </table:table-cell>
          <table:table-cell office:value="0.1" office:value-type="float">
            <text:p>0.1</text:p>
          </table:table-cell>
          <table:table-cell office:value="0.12" office:value-type="float">
            <text:p>0.12</text:p>
          </table:table-cell>
          <table:table-cell office:value="0.12" office:value-type="float">
            <text:p>0.12</text:p>
          </table:table-cell>
          <table:table-cell office:value="0.12" office:value-type="float">
            <text:p>0.12</text:p>
          </table:table-cell>
          <table:table-cell office:value="0.12" office:value-type="float">
            <text:p>0.12</text:p>
          </table:table-cell>
          <table:table-cell office:value="0.12" office:value-type="float">
            <text:p>0.12</text:p>
          </table:table-cell>
          <table:table-cell office:value="0.12" office:value-type="float">
            <text:p>0.12</text:p>
          </table:table-cell>
          <table:table-cell office:value="0.1" office:value-type="float">
            <text:p>0.1</text:p>
          </table:table-cell>
          <table:table-cell office:value="0.12" office:value-type="float">
            <text:p>0.12</text:p>
          </table:table-cell>
          <table:table-cell office:value="0.12" office:value-type="float">
            <text:p>0.12</text:p>
          </table:table-cell>
          <table:table-cell office:value="0.12" office:value-type="float">
            <text:p>0.12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8" office:value-type="float">
            <text:p>0.08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8" office:value-type="float">
            <text:p>0.08</text:p>
          </table:table-cell>
          <table:table-cell office:value="0.06" office:value-type="float">
            <text:p>0.06</text:p>
          </table:table-cell>
          <table:table-cell office:value="0.08" office:value-type="float">
            <text:p>0.08</text:p>
          </table:table-cell>
          <table:table-cell office:value="0.08" office:value-type="float">
            <text:p>0.08</text:p>
          </table:table-cell>
          <table:table-cell office:value="0.08" office:value-type="float">
            <text:p>0.08</text:p>
          </table:table-cell>
          <table:table-cell office:value="0.08" office:value-type="float">
            <text:p>0.08</text:p>
          </table:table-cell>
          <table:table-cell office:value="0.08" office:value-type="float">
            <text:p>0.08</text:p>
          </table:table-cell>
          <table:table-cell office:value="0.08" office:value-type="float">
            <text:p>0.08</text:p>
          </table:table-cell>
          <table:table-cell office:value="0.08" office:value-type="float">
            <text:p>0.08</text:p>
          </table:table-cell>
          <table:table-cell office:value="0.06" office:value-type="float">
            <text:p>0.06</text:p>
          </table:table-cell>
          <table:table-cell office:value="0.08" office:value-type="float">
            <text:p>0.08</text:p>
          </table:table-cell>
          <table:table-cell office:value="0.08" office:value-type="float">
            <text:p>0.08</text:p>
          </table:table-cell>
          <table:table-cell office:value="0.08" office:value-type="float">
            <text:p>0.08</text:p>
          </table:table-cell>
          <table:table-cell office:value="0.08" office:value-type="float">
            <text:p>0.08</text:p>
          </table:table-cell>
          <table:table-cell office:value="0.08" office:value-type="float">
            <text:p>0.08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6" office:value-type="float">
            <text:p>0.06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4" office:value-type="float">
            <text:p>0.04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.02" office:value-type="float">
            <text:p>0.0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" office:value-type="float">
            <text:p>0.0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" office:value-type="float">
            <text:p>0.0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" office:value-type="float">
            <text:p>0.0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" office:value-type="float">
            <text:p>0.0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" office:value-type="float">
            <text:p>0.0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" office:value-type="float">
            <text:p>0.0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" office:value-type="float">
            <text:p>0.0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" office:value-type="float">
            <text:p>0.0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" office:value-type="float">
            <text:p>0.02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</table:table>
      <table:table table:name="liuyc_optimumParam_3">
        <table:table-row>
          <table:table-cell office:value-type="string">
            <text:p>liuyc(addALPHA_fullPAUL/271.428571429)_0.82-0.285-3.099-8.581-0.6</text:p>
          </table:table-cell>
          <table:table-cell office:value="0.326530612245" office:value-type="float">
            <text:p>0.326530612245</text:p>
          </table:table-cell>
          <table:table-cell office:value="0.34693877551" office:value-type="float">
            <text:p>0.34693877551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387755102041" office:value-type="float">
            <text:p>0.387755102041</text:p>
          </table:table-cell>
          <table:table-cell office:value="0.408163265306" office:value-type="float">
            <text:p>0.408163265306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48979591837" office:value-type="float">
            <text:p>0.448979591837</text:p>
          </table:table-cell>
          <table:table-cell office:value="0.428571428571" office:value-type="float">
            <text:p>0.428571428571</text:p>
          </table:table-cell>
          <table:table-cell office:value="0.469387755102" office:value-type="float">
            <text:p>0.469387755102</text:p>
          </table:table-cell>
          <table:table-cell office:value="0.469387755102" office:value-type="float">
            <text:p>0.469387755102</text:p>
          </table:table-cell>
          <table:table-cell office:value="0.469387755102" office:value-type="float">
            <text:p>0.469387755102</text:p>
          </table:table-cell>
          <table:table-cell office:value="0.469387755102" office:value-type="float">
            <text:p>0.469387755102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69387755102" office:value-type="float">
            <text:p>0.469387755102</text:p>
          </table:table-cell>
          <table:table-cell office:value="0.469387755102" office:value-type="float">
            <text:p>0.469387755102</text:p>
          </table:table-cell>
          <table:table-cell office:value="0.469387755102" office:value-type="float">
            <text:p>0.469387755102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30612244898" office:value-type="float">
            <text:p>0.530612244898</text:p>
          </table:table-cell>
          <table:table-cell office:value="0.510204081633" office:value-type="float">
            <text:p>0.510204081633</text:p>
          </table:table-cell>
          <table:table-cell office:value="0.489795918367" office:value-type="float">
            <text:p>0.489795918367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91836734694" office:value-type="float">
            <text:p>0.591836734694</text:p>
          </table:table-cell>
          <table:table-cell office:value="0.591836734694" office:value-type="float">
            <text:p>0.591836734694</text:p>
          </table:table-cell>
          <table:table-cell office:value="0.612244897959" office:value-type="float">
            <text:p>0.612244897959</text:p>
          </table:table-cell>
          <table:table-cell office:value="0.632653061224" office:value-type="float">
            <text:p>0.632653061224</text:p>
          </table:table-cell>
          <table:table-cell office:value="0.65306122449" office:value-type="float">
            <text:p>0.65306122449</text:p>
          </table:table-cell>
          <table:table-cell office:value="0.65306122449" office:value-type="float">
            <text:p>0.65306122449</text:p>
          </table:table-cell>
          <table:table-cell office:value="0.65306122449" office:value-type="float">
            <text:p>0.65306122449</text:p>
          </table:table-cell>
          <table:table-cell office:value="0.65306122449" office:value-type="float">
            <text:p>0.65306122449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34693877551" office:value-type="float">
            <text:p>0.734693877551</text:p>
          </table:table-cell>
          <table:table-cell office:value="0.734693877551" office:value-type="float">
            <text:p>0.734693877551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55102040816" office:value-type="float">
            <text:p>0.755102040816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55102040816" office:value-type="float">
            <text:p>0.755102040816</text:p>
          </table:table-cell>
          <table:table-cell office:value="0.795918367347" office:value-type="float">
            <text:p>0.795918367347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55102040816" office:value-type="float">
            <text:p>0.755102040816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95918367347" office:value-type="float">
            <text:p>0.795918367347</text:p>
          </table:table-cell>
          <table:table-cell office:value="0.795918367347" office:value-type="float">
            <text:p>0.795918367347</text:p>
          </table:table-cell>
          <table:table-cell office:value="0.795918367347" office:value-type="float">
            <text:p>0.795918367347</text:p>
          </table:table-cell>
          <table:table-cell office:value="0.795918367347" office:value-type="float">
            <text:p>0.795918367347</text:p>
          </table:table-cell>
          <table:table-cell office:value="0.795918367347" office:value-type="float">
            <text:p>0.795918367347</text:p>
          </table:table-cell>
          <table:table-cell office:value="0.795918367347" office:value-type="float">
            <text:p>0.795918367347</text:p>
          </table:table-cell>
          <table:table-cell office:value="0.816326530612" office:value-type="float">
            <text:p>0.816326530612</text:p>
          </table:table-cell>
          <table:table-cell office:value="0.795918367347" office:value-type="float">
            <text:p>0.795918367347</text:p>
          </table:table-cell>
          <table:table-cell office:value="0.795918367347" office:value-type="float">
            <text:p>0.795918367347</text:p>
          </table:table-cell>
          <table:table-cell office:value="0.816326530612" office:value-type="float">
            <text:p>0.816326530612</text:p>
          </table:table-cell>
          <table:table-cell office:value="0.836734693878" office:value-type="float">
            <text:p>0.836734693878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77551020408" office:value-type="float">
            <text:p>0.877551020408</text:p>
          </table:table-cell>
          <table:table-cell office:value="0.877551020408" office:value-type="float">
            <text:p>0.877551020408</text:p>
          </table:table-cell>
          <table:table-cell office:value="0.877551020408" office:value-type="float">
            <text:p>0.877551020408</text:p>
          </table:table-cell>
          <table:table-cell office:value="0.877551020408" office:value-type="float">
            <text:p>0.877551020408</text:p>
          </table:table-cell>
          <table:table-cell office:value="0.877551020408" office:value-type="float">
            <text:p>0.877551020408</text:p>
          </table:table-cell>
          <table:table-cell office:value="0.877551020408" office:value-type="float">
            <text:p>0.877551020408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36734693878" office:value-type="float">
            <text:p>0.836734693878</text:p>
          </table:table-cell>
          <table:table-cell office:value="0.836734693878" office:value-type="float">
            <text:p>0.836734693878</text:p>
          </table:table-cell>
          <table:table-cell office:value="0.836734693878" office:value-type="float">
            <text:p>0.836734693878</text:p>
          </table:table-cell>
          <table:table-cell office:value="0.836734693878" office:value-type="float">
            <text:p>0.836734693878</text:p>
          </table:table-cell>
          <table:table-cell office:value="0.836734693878" office:value-type="float">
            <text:p>0.836734693878</text:p>
          </table:table-cell>
          <table:table-cell office:value="0.836734693878" office:value-type="float">
            <text:p>0.836734693878</text:p>
          </table:table-cell>
          <table:table-cell office:value="0.836734693878" office:value-type="float">
            <text:p>0.836734693878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36734693878" office:value-type="float">
            <text:p>0.836734693878</text:p>
          </table:table-cell>
          <table:table-cell office:value="0.877551020408" office:value-type="float">
            <text:p>0.877551020408</text:p>
          </table:table-cell>
          <table:table-cell office:value="0.877551020408" office:value-type="float">
            <text:p>0.877551020408</text:p>
          </table:table-cell>
          <table:table-cell office:value="0.877551020408" office:value-type="float">
            <text:p>0.877551020408</text:p>
          </table:table-cell>
          <table:table-cell office:value="0.877551020408" office:value-type="float">
            <text:p>0.877551020408</text:p>
          </table:table-cell>
          <table:table-cell office:value="0.877551020408" office:value-type="float">
            <text:p>0.877551020408</text:p>
          </table:table-cell>
          <table:table-cell office:value="0.877551020408" office:value-type="float">
            <text:p>0.877551020408</text:p>
          </table:table-cell>
          <table:table-cell office:value="0.836734693878" office:value-type="float">
            <text:p>0.836734693878</text:p>
          </table:table-cell>
          <table:table-cell office:value="0.836734693878" office:value-type="float">
            <text:p>0.836734693878</text:p>
          </table:table-cell>
          <table:table-cell office:value="0.836734693878" office:value-type="float">
            <text:p>0.836734693878</text:p>
          </table:table-cell>
          <table:table-cell office:value="0.857142857143" office:value-type="float">
            <text:p>0.857142857143</text:p>
          </table:table-cell>
          <table:table-cell office:value="0.877551020408" office:value-type="float">
            <text:p>0.877551020408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57142857143" office:value-type="float">
            <text:p>0.857142857143</text:p>
          </table:table-cell>
          <table:table-cell office:value="0.836734693878" office:value-type="float">
            <text:p>0.836734693878</text:p>
          </table:table-cell>
          <table:table-cell office:value="0.755102040816" office:value-type="float">
            <text:p>0.755102040816</text:p>
          </table:table-cell>
          <table:table-cell office:value="0.775510204082" office:value-type="float">
            <text:p>0.775510204082</text:p>
          </table:table-cell>
          <table:table-cell office:value="0.775510204082" office:value-type="float">
            <text:p>0.775510204082</text:p>
          </table:table-cell>
          <table:table-cell office:value="0.734693877551" office:value-type="float">
            <text:p>0.734693877551</text:p>
          </table:table-cell>
          <table:table-cell office:value="0.734693877551" office:value-type="float">
            <text:p>0.734693877551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34693877551" office:value-type="float">
            <text:p>0.734693877551</text:p>
          </table:table-cell>
          <table:table-cell office:value="0.734693877551" office:value-type="float">
            <text:p>0.734693877551</text:p>
          </table:table-cell>
          <table:table-cell office:value="0.734693877551" office:value-type="float">
            <text:p>0.734693877551</text:p>
          </table:table-cell>
          <table:table-cell office:value="0.734693877551" office:value-type="float">
            <text:p>0.734693877551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34693877551" office:value-type="float">
            <text:p>0.734693877551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34693877551" office:value-type="float">
            <text:p>0.734693877551</text:p>
          </table:table-cell>
          <table:table-cell office:value="0.734693877551" office:value-type="float">
            <text:p>0.734693877551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34693877551" office:value-type="float">
            <text:p>0.734693877551</text:p>
          </table:table-cell>
          <table:table-cell office:value="0.734693877551" office:value-type="float">
            <text:p>0.734693877551</text:p>
          </table:table-cell>
          <table:table-cell office:value="0.734693877551" office:value-type="float">
            <text:p>0.734693877551</text:p>
          </table:table-cell>
          <table:table-cell office:value="0.734693877551" office:value-type="float">
            <text:p>0.734693877551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5306122449" office:value-type="float">
            <text:p>0.65306122449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591836734694" office:value-type="float">
            <text:p>0.591836734694</text:p>
          </table:table-cell>
          <table:table-cell office:value="0.591836734694" office:value-type="float">
            <text:p>0.591836734694</text:p>
          </table:table-cell>
          <table:table-cell office:value="0.591836734694" office:value-type="float">
            <text:p>0.591836734694</text:p>
          </table:table-cell>
          <table:table-cell office:value="0.591836734694" office:value-type="float">
            <text:p>0.591836734694</text:p>
          </table:table-cell>
          <table:table-cell office:value="0.551020408163" office:value-type="float">
            <text:p>0.551020408163</text:p>
          </table:table-cell>
          <table:table-cell office:value="0.530612244898" office:value-type="float">
            <text:p>0.530612244898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30612244898" office:value-type="float">
            <text:p>0.530612244898</text:p>
          </table:table-cell>
          <table:table-cell office:value="0.510204081633" office:value-type="float">
            <text:p>0.510204081633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51020408163" office:value-type="float">
            <text:p>0.551020408163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469387755102" office:value-type="float">
            <text:p>0.469387755102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28571428571" office:value-type="float">
            <text:p>0.428571428571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28571428571" office:value-type="float">
            <text:p>0.428571428571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69387755102" office:value-type="float">
            <text:p>0.469387755102</text:p>
          </table:table-cell>
          <table:table-cell office:value="0.469387755102" office:value-type="float">
            <text:p>0.469387755102</text:p>
          </table:table-cell>
          <table:table-cell office:value="0.428571428571" office:value-type="float">
            <text:p>0.428571428571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0612244898" office:value-type="float">
            <text:p>0.30612244898</text:p>
          </table:table-cell>
          <table:table-cell office:value="0.30612244898" office:value-type="float">
            <text:p>0.30612244898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4693877551" office:value-type="float">
            <text:p>0.34693877551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4693877551" office:value-type="float">
            <text:p>0.34693877551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67346938776" office:value-type="float">
            <text:p>0.367346938776</text:p>
          </table:table-cell>
          <table:table-cell office:value="0.387755102041" office:value-type="float">
            <text:p>0.387755102041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0612244898" office:value-type="float">
            <text:p>0.30612244898</text:p>
          </table:table-cell>
          <table:table-cell office:value="0.265306122449" office:value-type="float">
            <text:p>0.265306122449</text:p>
          </table:table-cell>
          <table:table-cell office:value="0.285714285714" office:value-type="float">
            <text:p>0.285714285714</text:p>
          </table:table-cell>
          <table:table-cell office:value="0.30612244898" office:value-type="float">
            <text:p>0.30612244898</text:p>
          </table:table-cell>
          <table:table-cell office:value="0.326530612245" office:value-type="float">
            <text:p>0.326530612245</text:p>
          </table:table-cell>
          <table:table-cell office:value="0.30612244898" office:value-type="float">
            <text:p>0.30612244898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44897959184" office:value-type="float">
            <text:p>0.244897959184</text:p>
          </table:table-cell>
          <table:table-cell office:value="0.244897959184" office:value-type="float">
            <text:p>0.244897959184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44897959184" office:value-type="float">
            <text:p>0.244897959184</text:p>
          </table:table-cell>
          <table:table-cell office:value="0.244897959184" office:value-type="float">
            <text:p>0.244897959184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44897959184" office:value-type="float">
            <text:p>0.244897959184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63265306122" office:value-type="float">
            <text:p>0.163265306122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42857142857" office:value-type="float">
            <text:p>0.142857142857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0816326530612" office:value-type="float">
            <text:p>0.0816326530612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102040816327" office:value-type="float">
            <text:p>0.102040816327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22448979592" office:value-type="float">
            <text:p>0.122448979592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408163265306" office:value-type="float">
            <text:p>0.0408163265306</text:p>
          </table:table-cell>
          <table:table-cell office:value="0.0408163265306" office:value-type="float">
            <text:p>0.0408163265306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</table:table-row>
        <table:table-row>
          <table:table-cell office:value-type="string">
            <text:p>liuyc(addALPHA_withoutPAUL/261.333333333)_0.82-0.285-3.099-8.581-0.6</text:p>
          </table:table-cell>
          <table:table-cell office:value="0.233333333333" office:value-type="float">
            <text:p>0.233333333333</text:p>
          </table:table-cell>
          <table:table-cell office:value="0.266666666667" office:value-type="float">
            <text:p>0.266666666667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4" office:value-type="float">
            <text:p>0.4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5" office:value-type="float">
            <text:p>0.5</text:p>
          </table:table-cell>
          <table:table-cell office:value="0.466666666667" office:value-type="float">
            <text:p>0.466666666667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33333333333" office:value-type="float">
            <text:p>0.533333333333</text:p>
          </table:table-cell>
          <table:table-cell office:value="0.566666666667" office:value-type="float">
            <text:p>0.566666666667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8" office:value-type="float">
            <text:p>0.8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33333333333" office:value-type="float">
            <text:p>0.733333333333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8" office:value-type="float">
            <text:p>0.8</text:p>
          </table:table-cell>
          <table:table-cell office:value="0.8" office:value-type="float">
            <text:p>0.8</text:p>
          </table:table-cell>
          <table:table-cell office:value="0.8" office:value-type="float">
            <text:p>0.8</text:p>
          </table:table-cell>
          <table:table-cell office:value="0.8" office:value-type="float">
            <text:p>0.8</text:p>
          </table:table-cell>
          <table:table-cell office:value="0.8" office:value-type="float">
            <text:p>0.8</text:p>
          </table:table-cell>
          <table:table-cell office:value="0.8" office:value-type="float">
            <text:p>0.8</text:p>
          </table:table-cell>
          <table:table-cell office:value="0.8" office:value-type="float">
            <text:p>0.8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8" office:value-type="float">
            <text:p>0.8</text:p>
          </table:table-cell>
          <table:table-cell office:value="0.833333333333" office:value-type="float">
            <text:p>0.833333333333</text:p>
          </table:table-cell>
          <table:table-cell office:value="0.866666666667" office:value-type="float">
            <text:p>0.866666666667</text:p>
          </table:table-cell>
          <table:table-cell office:value="0.866666666667" office:value-type="float">
            <text:p>0.866666666667</text:p>
          </table:table-cell>
          <table:table-cell office:value="0.866666666667" office:value-type="float">
            <text:p>0.866666666667</text:p>
          </table:table-cell>
          <table:table-cell office:value="0.866666666667" office:value-type="float">
            <text:p>0.866666666667</text:p>
          </table:table-cell>
          <table:table-cell office:value="0.866666666667" office:value-type="float">
            <text:p>0.866666666667</text:p>
          </table:table-cell>
          <table:table-cell office:value="0.866666666667" office:value-type="float">
            <text:p>0.866666666667</text:p>
          </table:table-cell>
          <table:table-cell office:value="0.866666666667" office:value-type="float">
            <text:p>0.866666666667</text:p>
          </table:table-cell>
          <table:table-cell office:value="0.866666666667" office:value-type="float">
            <text:p>0.866666666667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33333333333" office:value-type="float">
            <text:p>0.933333333333</text:p>
          </table:table-cell>
          <table:table-cell office:value="0.933333333333" office:value-type="float">
            <text:p>0.933333333333</text:p>
          </table:table-cell>
          <table:table-cell office:value="0.933333333333" office:value-type="float">
            <text:p>0.933333333333</text:p>
          </table:table-cell>
          <table:table-cell office:value="0.933333333333" office:value-type="float">
            <text:p>0.933333333333</text:p>
          </table:table-cell>
          <table:table-cell office:value="0.933333333333" office:value-type="float">
            <text:p>0.933333333333</text:p>
          </table:table-cell>
          <table:table-cell office:value="0.933333333333" office:value-type="float">
            <text:p>0.933333333333</text:p>
          </table:table-cell>
          <table:table-cell office:value="0.866666666667" office:value-type="float">
            <text:p>0.866666666667</text:p>
          </table:table-cell>
          <table:table-cell office:value="0.866666666667" office:value-type="float">
            <text:p>0.866666666667</text:p>
          </table:table-cell>
          <table:table-cell office:value="0.866666666667" office:value-type="float">
            <text:p>0.866666666667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9" office:value-type="float">
            <text:p>0.9</text:p>
          </table:table-cell>
          <table:table-cell office:value="0.866666666667" office:value-type="float">
            <text:p>0.866666666667</text:p>
          </table:table-cell>
          <table:table-cell office:value="0.766666666667" office:value-type="float">
            <text:p>0.766666666667</text:p>
          </table:table-cell>
          <table:table-cell office:value="0.8" office:value-type="float">
            <text:p>0.8</text:p>
          </table:table-cell>
          <table:table-cell office:value="0.8" office:value-type="float">
            <text:p>0.8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66666666667" office:value-type="float">
            <text:p>0.766666666667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33333333333" office:value-type="float">
            <text:p>0.733333333333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66666666667" office:value-type="float">
            <text:p>0.66666666666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66666666667" office:value-type="float">
            <text:p>0.666666666667</text:p>
          </table:table-cell>
          <table:table-cell office:value="0.633333333333" office:value-type="float">
            <text:p>0.633333333333</text:p>
          </table:table-cell>
          <table:table-cell office:value="0.633333333333" office:value-type="float">
            <text:p>0.633333333333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66666666667" office:value-type="float">
            <text:p>0.566666666667</text:p>
          </table:table-cell>
          <table:table-cell office:value="0.533333333333" office:value-type="float">
            <text:p>0.533333333333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566666666667" office:value-type="float">
            <text:p>0.566666666667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66666666667" office:value-type="float">
            <text:p>0.566666666667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33333333333" office:value-type="float">
            <text:p>0.533333333333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66666666667" office:value-type="float">
            <text:p>0.466666666667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33333333333" office:value-type="float">
            <text:p>0.433333333333</text:p>
          </table:table-cell>
          <table:table-cell office:value="0.466666666667" office:value-type="float">
            <text:p>0.466666666667</text:p>
          </table:table-cell>
          <table:table-cell office:value="0.466666666667" office:value-type="float">
            <text:p>0.466666666667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366666666667" office:value-type="float">
            <text:p>0.366666666667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" office:value-type="float">
            <text:p>0.2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66666666667" office:value-type="float">
            <text:p>0.266666666667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3" office:value-type="float">
            <text:p>0.3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66666666667" office:value-type="float">
            <text:p>0.266666666667</text:p>
          </table:table-cell>
          <table:table-cell office:value="0.233333333333" office:value-type="float">
            <text:p>0.233333333333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33333333333" office:value-type="float">
            <text:p>0.233333333333</text:p>
          </table:table-cell>
          <table:table-cell office:value="0.233333333333" office:value-type="float">
            <text:p>0.233333333333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2" office:value-type="float">
            <text:p>0.2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33333333333" office:value-type="float">
            <text:p>0.133333333333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66666666667" office:value-type="float">
            <text:p>0.166666666667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33333333333" office:value-type="float">
            <text:p>0.133333333333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666666666667" office:value-type="float">
            <text:p>0.0666666666667</text:p>
          </table:table-cell>
          <table:table-cell office:value="0.0333333333333" office:value-type="float">
            <text:p>0.0333333333333</text:p>
          </table:table-cell>
          <table:table-cell office:value="0.0333333333333" office:value-type="float">
            <text:p>0.0333333333333</text:p>
          </table:table-cell>
        </table:table-row>
        <table:table-row>
          <table:table-cell office:value-type="string">
            <text:p>liuyc(addALPHA_withoutLUKC/270.413793103)_0.82-0.285-3.099-8.581-0.6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8275862069" office:value-type="float">
            <text:p>0.48275862069</text:p>
          </table:table-cell>
          <table:table-cell office:value="0.448275862069" office:value-type="float">
            <text:p>0.4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86206896552" office:value-type="float">
            <text:p>0.586206896552</text:p>
          </table:table-cell>
          <table:table-cell office:value="0.551724137931" office:value-type="float">
            <text:p>0.551724137931</text:p>
          </table:table-cell>
          <table:table-cell office:value="0.51724137931" office:value-type="float">
            <text:p>0.51724137931</text:p>
          </table:table-cell>
          <table:table-cell office:value="0.586206896552" office:value-type="float">
            <text:p>0.586206896552</text:p>
          </table:table-cell>
          <table:table-cell office:value="0.586206896552" office:value-type="float">
            <text:p>0.586206896552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793103448276" office:value-type="float">
            <text:p>0.793103448276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827586206897" office:value-type="float">
            <text:p>0.827586206897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58620689655" office:value-type="float">
            <text:p>0.758620689655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827586206897" office:value-type="float">
            <text:p>0.827586206897</text:p>
          </table:table-cell>
          <table:table-cell office:value="0.862068965517" office:value-type="float">
            <text:p>0.86206896551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827586206897" office:value-type="float">
            <text:p>0.827586206897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55172413793" office:value-type="float">
            <text:p>0.655172413793</text:p>
          </table:table-cell>
          <table:table-cell office:value="0.586206896552" office:value-type="float">
            <text:p>0.586206896552</text:p>
          </table:table-cell>
          <table:table-cell office:value="0.586206896552" office:value-type="float">
            <text:p>0.586206896552</text:p>
          </table:table-cell>
          <table:table-cell office:value="0.586206896552" office:value-type="float">
            <text:p>0.586206896552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48275862069" office:value-type="float">
            <text:p>0.48275862069</text:p>
          </table:table-cell>
          <table:table-cell office:value="0.448275862069" office:value-type="float">
            <text:p>0.448275862069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44827586207" office:value-type="float">
            <text:p>0.344827586207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413793103448" office:value-type="float">
            <text:p>0.413793103448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13793103448" office:value-type="float">
            <text:p>0.413793103448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275862068966" office:value-type="float">
            <text:p>0.275862068966</text:p>
          </table:table-cell>
          <table:table-cell office:value="0.310344827586" office:value-type="float">
            <text:p>0.310344827586</text:p>
          </table:table-cell>
          <table:table-cell office:value="0.344827586207" office:value-type="float">
            <text:p>0.344827586207</text:p>
          </table:table-cell>
          <table:table-cell office:value="0.379310344828" office:value-type="float">
            <text:p>0.379310344828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275862068966" office:value-type="float">
            <text:p>0.275862068966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72413793103" office:value-type="float">
            <text:p>0.17241379310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37931034483" office:value-type="float">
            <text:p>0.13793103448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72413793103" office:value-type="float">
            <text:p>0.17241379310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37931034483" office:value-type="float">
            <text:p>0.137931034483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(addALPHA_allnewdata/281.19)_0.82-0.285-3.099-8.581-0.6</text:p>
          </table:table-cell>
          <table:table-cell office:value="0.322033898305" office:value-type="float">
            <text:p>0.322033898305</text:p>
          </table:table-cell>
          <table:table-cell office:value="0.338983050847" office:value-type="float">
            <text:p>0.338983050847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406779661017" office:value-type="float">
            <text:p>0.406779661017</text:p>
          </table:table-cell>
          <table:table-cell office:value="0.372881355932" office:value-type="float">
            <text:p>0.372881355932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27118644068" office:value-type="float">
            <text:p>0.627118644068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96610169492" office:value-type="float">
            <text:p>0.796610169492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13559322034" office:value-type="float">
            <text:p>0.813559322034</text:p>
          </table:table-cell>
          <table:table-cell office:value="0.745762711864" office:value-type="float">
            <text:p>0.745762711864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28813559322" office:value-type="float">
            <text:p>0.728813559322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61016949153" office:value-type="float">
            <text:p>0.661016949153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593220338983" office:value-type="float">
            <text:p>0.593220338983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406779661017" office:value-type="float">
            <text:p>0.406779661017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389830508475" office:value-type="float">
            <text:p>0.389830508475</text:p>
          </table:table-cell>
          <table:table-cell office:value="0.372881355932" office:value-type="float">
            <text:p>0.372881355932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38983050847" office:value-type="float">
            <text:p>0.338983050847</text:p>
          </table:table-cell>
          <table:table-cell office:value="0.305084745763" office:value-type="float">
            <text:p>0.305084745763</text:p>
          </table:table-cell>
          <table:table-cell office:value="0.322033898305" office:value-type="float">
            <text:p>0.322033898305</text:p>
          </table:table-cell>
          <table:table-cell office:value="0.338983050847" office:value-type="float">
            <text:p>0.338983050847</text:p>
          </table:table-cell>
          <table:table-cell office:value="0.35593220339" office:value-type="float">
            <text:p>0.35593220339</text:p>
          </table:table-cell>
          <table:table-cell office:value="0.338983050847" office:value-type="float">
            <text:p>0.338983050847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54237288136" office:value-type="float">
            <text:p>0.254237288136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20338983051" office:value-type="float">
            <text:p>0.220338983051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86440677966" office:value-type="float">
            <text:p>0.186440677966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69491525424" office:value-type="float">
            <text:p>0.169491525424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35593220339" office:value-type="float">
            <text:p>0.135593220339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35593220339" office:value-type="float">
            <text:p>0.135593220339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(addALPHA_NOstd*2/288.61)_0.82-0.285-3.099-8.581-0.6</text:p>
          </table:table-cell>
          <table:table-cell office:value="0.322033898305" office:value-type="float">
            <text:p>0.322033898305</text:p>
          </table:table-cell>
          <table:table-cell office:value="0.338983050847" office:value-type="float">
            <text:p>0.338983050847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406779661017" office:value-type="float">
            <text:p>0.406779661017</text:p>
          </table:table-cell>
          <table:table-cell office:value="0.372881355932" office:value-type="float">
            <text:p>0.372881355932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27118644068" office:value-type="float">
            <text:p>0.627118644068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45762711864" office:value-type="float">
            <text:p>0.745762711864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27118644068" office:value-type="float">
            <text:p>0.627118644068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4406779661" office:value-type="float">
            <text:p>0.64406779661</text:p>
          </table:table-cell>
          <table:table-cell office:value="0.627118644068" office:value-type="float">
            <text:p>0.627118644068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59322033898" office:value-type="float">
            <text:p>0.559322033898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406779661017" office:value-type="float">
            <text:p>0.406779661017</text:p>
          </table:table-cell>
          <table:table-cell office:value="0.372881355932" office:value-type="float">
            <text:p>0.372881355932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22033898305" office:value-type="float">
            <text:p>0.322033898305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22033898305" office:value-type="float">
            <text:p>0.322033898305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05084745763" office:value-type="float">
            <text:p>0.305084745763</text:p>
          </table:table-cell>
          <table:table-cell office:value="0.28813559322" office:value-type="float">
            <text:p>0.28813559322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52542372881" office:value-type="float">
            <text:p>0.152542372881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18644067797" office:value-type="float">
            <text:p>0.118644067797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52542372881" office:value-type="float">
            <text:p>0.152542372881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(addALPHA_std*2and*2/286.76)_0.82-0.285-3.099-8.581-0.6</text:p>
          </table:table-cell>
          <table:table-cell office:value="0.322033898305" office:value-type="float">
            <text:p>0.322033898305</text:p>
          </table:table-cell>
          <table:table-cell office:value="0.338983050847" office:value-type="float">
            <text:p>0.338983050847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406779661017" office:value-type="float">
            <text:p>0.406779661017</text:p>
          </table:table-cell>
          <table:table-cell office:value="0.372881355932" office:value-type="float">
            <text:p>0.372881355932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27118644068" office:value-type="float">
            <text:p>0.627118644068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96610169492" office:value-type="float">
            <text:p>0.796610169492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13559322034" office:value-type="float">
            <text:p>0.813559322034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28813559322" office:value-type="float">
            <text:p>0.728813559322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61016949153" office:value-type="float">
            <text:p>0.661016949153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06779661017" office:value-type="float">
            <text:p>0.406779661017</text:p>
          </table:table-cell>
          <table:table-cell office:value="0.389830508475" office:value-type="float">
            <text:p>0.389830508475</text:p>
          </table:table-cell>
          <table:table-cell office:value="0.372881355932" office:value-type="float">
            <text:p>0.372881355932</text:p>
          </table:table-cell>
          <table:table-cell office:value="0.35593220339" office:value-type="float">
            <text:p>0.35593220339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05084745763" office:value-type="float">
            <text:p>0.305084745763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54237288136" office:value-type="float">
            <text:p>0.254237288136</text:p>
          </table:table-cell>
          <table:table-cell office:value="0.237288135593" office:value-type="float">
            <text:p>0.237288135593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86440677966" office:value-type="float">
            <text:p>0.186440677966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338983050847" office:value-type="float">
            <text:p>0.0338983050847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(addALPHA_std*1and/279.24)_0.82-0.285-3.099-8.581-0.6</text:p>
          </table:table-cell>
          <table:table-cell office:value="0.322033898305" office:value-type="float">
            <text:p>0.322033898305</text:p>
          </table:table-cell>
          <table:table-cell office:value="0.338983050847" office:value-type="float">
            <text:p>0.338983050847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406779661017" office:value-type="float">
            <text:p>0.406779661017</text:p>
          </table:table-cell>
          <table:table-cell office:value="0.372881355932" office:value-type="float">
            <text:p>0.372881355932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27118644068" office:value-type="float">
            <text:p>0.627118644068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96610169492" office:value-type="float">
            <text:p>0.796610169492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47457627119" office:value-type="float">
            <text:p>0.847457627119</text:p>
          </table:table-cell>
          <table:table-cell office:value="0.830508474576" office:value-type="float">
            <text:p>0.830508474576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64406779661" office:value-type="float">
            <text:p>0.864406779661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847457627119" office:value-type="float">
            <text:p>0.847457627119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796610169492" office:value-type="float">
            <text:p>0.796610169492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1186440678" office:value-type="float">
            <text:p>0.71186440678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610169491525" office:value-type="float">
            <text:p>0.610169491525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59322033898" office:value-type="float">
            <text:p>0.559322033898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23728813559" office:value-type="float">
            <text:p>0.423728813559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389830508475" office:value-type="float">
            <text:p>0.389830508475</text:p>
          </table:table-cell>
          <table:table-cell office:value="0.406779661017" office:value-type="float">
            <text:p>0.406779661017</text:p>
          </table:table-cell>
          <table:table-cell office:value="0.389830508475" office:value-type="float">
            <text:p>0.389830508475</text:p>
          </table:table-cell>
          <table:table-cell office:value="0.372881355932" office:value-type="float">
            <text:p>0.372881355932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5593220339" office:value-type="float">
            <text:p>0.35593220339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305084745763" office:value-type="float">
            <text:p>0.305084745763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8813559322" office:value-type="float">
            <text:p>0.28813559322</text:p>
          </table:table-cell>
          <table:table-cell office:value="0.271186440678" office:value-type="float">
            <text:p>0.271186440678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54237288136" office:value-type="float">
            <text:p>0.254237288136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69491525424" office:value-type="float">
            <text:p>0.169491525424</text:p>
          </table:table-cell>
          <table:table-cell office:value="0.152542372881" office:value-type="float">
            <text:p>0.152542372881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35593220339" office:value-type="float">
            <text:p>0.135593220339</text:p>
          </table:table-cell>
          <table:table-cell office:value="0.118644067797" office:value-type="float">
            <text:p>0.118644067797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(addALPHA_lowDIST/197.49)_0.82-0.285-3.099-8.581-0.6</text:p>
          </table:table-cell>
          <table:table-cell office:value="0.322033898305" office:value-type="float">
            <text:p>0.322033898305</text:p>
          </table:table-cell>
          <table:table-cell office:value="0.338983050847" office:value-type="float">
            <text:p>0.338983050847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406779661017" office:value-type="float">
            <text:p>0.406779661017</text:p>
          </table:table-cell>
          <table:table-cell office:value="0.372881355932" office:value-type="float">
            <text:p>0.372881355932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45762711864" office:value-type="float">
            <text:p>0.745762711864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79661016949" office:value-type="float">
            <text:p>0.779661016949</text:p>
          </table:table-cell>
          <table:table-cell office:value="0.796610169492" office:value-type="float">
            <text:p>0.796610169492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45762711864" office:value-type="float">
            <text:p>0.745762711864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27118644068" office:value-type="float">
            <text:p>0.627118644068</text:p>
          </table:table-cell>
          <table:table-cell office:value="0.627118644068" office:value-type="float">
            <text:p>0.627118644068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423728813559" office:value-type="float">
            <text:p>0.423728813559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5593220339" office:value-type="float">
            <text:p>0.35593220339</text:p>
          </table:table-cell>
          <table:table-cell office:value="0.338983050847" office:value-type="float">
            <text:p>0.338983050847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37288135593" office:value-type="float">
            <text:p>0.237288135593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20338983051" office:value-type="float">
            <text:p>0.220338983051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liuyc(addALPHA_optimized/207.22)_0.95837-0.011-1.433-9.449-0.6</text:p>
          </table:table-cell>
          <table:table-cell office:value="0.322033898305" office:value-type="float">
            <text:p>0.322033898305</text:p>
          </table:table-cell>
          <table:table-cell office:value="0.338983050847" office:value-type="float">
            <text:p>0.338983050847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406779661017" office:value-type="float">
            <text:p>0.406779661017</text:p>
          </table:table-cell>
          <table:table-cell office:value="0.372881355932" office:value-type="float">
            <text:p>0.372881355932</text:p>
          </table:table-cell>
          <table:table-cell office:value="0.423728813559" office:value-type="float">
            <text:p>0.423728813559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40677966102" office:value-type="float">
            <text:p>0.440677966102</text:p>
          </table:table-cell>
          <table:table-cell office:value="0.457627118644" office:value-type="float">
            <text:p>0.457627118644</text:p>
          </table:table-cell>
          <table:table-cell office:value="0.440677966102" office:value-type="float">
            <text:p>0.440677966102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57627118644" office:value-type="float">
            <text:p>0.457627118644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508474576271" office:value-type="float">
            <text:p>0.508474576271</text:p>
          </table:table-cell>
          <table:table-cell office:value="0.508474576271" office:value-type="float">
            <text:p>0.508474576271</text:p>
          </table:table-cell>
          <table:table-cell office:value="0.525423728814" office:value-type="float">
            <text:p>0.525423728814</text:p>
          </table:table-cell>
          <table:table-cell office:value="0.508474576271" office:value-type="float">
            <text:p>0.508474576271</text:p>
          </table:table-cell>
          <table:table-cell office:value="0.491525423729" office:value-type="float">
            <text:p>0.491525423729</text:p>
          </table:table-cell>
          <table:table-cell office:value="0.525423728814" office:value-type="float">
            <text:p>0.525423728814</text:p>
          </table:table-cell>
          <table:table-cell office:value="0.525423728814" office:value-type="float">
            <text:p>0.525423728814</text:p>
          </table:table-cell>
          <table:table-cell office:value="0.576271186441" office:value-type="float">
            <text:p>0.576271186441</text:p>
          </table:table-cell>
          <table:table-cell office:value="0.593220338983" office:value-type="float">
            <text:p>0.593220338983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27118644068" office:value-type="float">
            <text:p>0.627118644068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77966101695" office:value-type="float">
            <text:p>0.677966101695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694915254237" office:value-type="float">
            <text:p>0.694915254237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96610169492" office:value-type="float">
            <text:p>0.796610169492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62711864407" office:value-type="float">
            <text:p>0.762711864407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79661016949" office:value-type="float">
            <text:p>0.779661016949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13559322034" office:value-type="float">
            <text:p>0.813559322034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830508474576" office:value-type="float">
            <text:p>0.830508474576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813559322034" office:value-type="float">
            <text:p>0.813559322034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96610169492" office:value-type="float">
            <text:p>0.796610169492</text:p>
          </table:table-cell>
          <table:table-cell office:value="0.779661016949" office:value-type="float">
            <text:p>0.779661016949</text:p>
          </table:table-cell>
          <table:table-cell office:value="0.728813559322" office:value-type="float">
            <text:p>0.728813559322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45762711864" office:value-type="float">
            <text:p>0.745762711864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28813559322" office:value-type="float">
            <text:p>0.728813559322</text:p>
          </table:table-cell>
          <table:table-cell office:value="0.71186440678" office:value-type="float">
            <text:p>0.71186440678</text:p>
          </table:table-cell>
          <table:table-cell office:value="0.71186440678" office:value-type="float">
            <text:p>0.71186440678</text:p>
          </table:table-cell>
          <table:table-cell office:value="0.694915254237" office:value-type="float">
            <text:p>0.694915254237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61016949153" office:value-type="float">
            <text:p>0.661016949153</text:p>
          </table:table-cell>
          <table:table-cell office:value="0.64406779661" office:value-type="float">
            <text:p>0.64406779661</text:p>
          </table:table-cell>
          <table:table-cell office:value="0.64406779661" office:value-type="float">
            <text:p>0.64406779661</text:p>
          </table:table-cell>
          <table:table-cell office:value="0.627118644068" office:value-type="float">
            <text:p>0.627118644068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610169491525" office:value-type="float">
            <text:p>0.610169491525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93220338983" office:value-type="float">
            <text:p>0.593220338983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76271186441" office:value-type="float">
            <text:p>0.576271186441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59322033898" office:value-type="float">
            <text:p>0.559322033898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42372881356" office:value-type="float">
            <text:p>0.542372881356</text:p>
          </table:table-cell>
          <table:table-cell office:value="0.525423728814" office:value-type="float">
            <text:p>0.525423728814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91525423729" office:value-type="float">
            <text:p>0.491525423729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74576271186" office:value-type="float">
            <text:p>0.474576271186</text:p>
          </table:table-cell>
          <table:table-cell office:value="0.440677966102" office:value-type="float">
            <text:p>0.440677966102</text:p>
          </table:table-cell>
          <table:table-cell office:value="0.423728813559" office:value-type="float">
            <text:p>0.423728813559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89830508475" office:value-type="float">
            <text:p>0.389830508475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406779661017" office:value-type="float">
            <text:p>0.406779661017</text:p>
          </table:table-cell>
          <table:table-cell office:value="0.389830508475" office:value-type="float">
            <text:p>0.389830508475</text:p>
          </table:table-cell>
          <table:table-cell office:value="0.372881355932" office:value-type="float">
            <text:p>0.372881355932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406779661017" office:value-type="float">
            <text:p>0.406779661017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89830508475" office:value-type="float">
            <text:p>0.389830508475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5593220339" office:value-type="float">
            <text:p>0.35593220339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72881355932" office:value-type="float">
            <text:p>0.372881355932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38983050847" office:value-type="float">
            <text:p>0.338983050847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22033898305" office:value-type="float">
            <text:p>0.322033898305</text:p>
          </table:table-cell>
          <table:table-cell office:value="0.322033898305" office:value-type="float">
            <text:p>0.322033898305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305084745763" office:value-type="float">
            <text:p>0.305084745763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8813559322" office:value-type="float">
            <text:p>0.28813559322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71186440678" office:value-type="float">
            <text:p>0.271186440678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54237288136" office:value-type="float">
            <text:p>0.254237288136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37288135593" office:value-type="float">
            <text:p>0.237288135593</text:p>
          </table:table-cell>
          <table:table-cell office:value="0.220338983051" office:value-type="float">
            <text:p>0.220338983051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203389830508" office:value-type="float">
            <text:p>0.203389830508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86440677966" office:value-type="float">
            <text:p>0.186440677966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69491525424" office:value-type="float">
            <text:p>0.169491525424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52542372881" office:value-type="float">
            <text:p>0.152542372881</text:p>
          </table:table-cell>
          <table:table-cell office:value="0.135593220339" office:value-type="float">
            <text:p>0.135593220339</text:p>
          </table:table-cell>
          <table:table-cell office:value="0.135593220339" office:value-type="float">
            <text:p>0.135593220339</text:p>
          </table:table-cell>
          <table:table-cell office:value="0.118644067797" office:value-type="float">
            <text:p>0.118644067797</text:p>
          </table:table-cell>
          <table:table-cell office:value="0.118644067797" office:value-type="float">
            <text:p>0.118644067797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101694915254" office:value-type="float">
            <text:p>0.101694915254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847457627119" office:value-type="float">
            <text:p>0.0847457627119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677966101695" office:value-type="float">
            <text:p>0.0677966101695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508474576271" office:value-type="float">
            <text:p>0.0508474576271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338983050847" office:value-type="float">
            <text:p>0.0338983050847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169491525424" office:value-type="float">
            <text:p>0.0169491525424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</table:table>
      <table:table table:name="paul_optimumParam_3">
        <table:table-row>
          <table:table-cell office:value-type="string">
            <text:p>paul(addALPHA_withLUKC/199.923076923)_0.816-0.35-2.851-7.277-0.6</text:p>
          </table:table-cell>
          <table:table-cell office:value="0.179487179487" office:value-type="float">
            <text:p>0.179487179487</text:p>
          </table:table-cell>
          <table:table-cell office:value="0.205128205128" office:value-type="float">
            <text:p>0.205128205128</text:p>
          </table:table-cell>
          <table:table-cell office:value="0.205128205128" office:value-type="float">
            <text:p>0.205128205128</text:p>
          </table:table-cell>
          <table:table-cell office:value="0.230769230769" office:value-type="float">
            <text:p>0.230769230769</text:p>
          </table:table-cell>
          <table:table-cell office:value="0.282051282051" office:value-type="float">
            <text:p>0.282051282051</text:p>
          </table:table-cell>
          <table:table-cell office:value="0.282051282051" office:value-type="float">
            <text:p>0.282051282051</text:p>
          </table:table-cell>
          <table:table-cell office:value="0.282051282051" office:value-type="float">
            <text:p>0.282051282051</text:p>
          </table:table-cell>
          <table:table-cell office:value="0.282051282051" office:value-type="float">
            <text:p>0.282051282051</text:p>
          </table:table-cell>
          <table:table-cell office:value="0.25641025641" office:value-type="float">
            <text:p>0.25641025641</text:p>
          </table:table-cell>
          <table:table-cell office:value="0.25641025641" office:value-type="float">
            <text:p>0.25641025641</text:p>
          </table:table-cell>
          <table:table-cell office:value="0.307692307692" office:value-type="float">
            <text:p>0.307692307692</text:p>
          </table:table-cell>
          <table:table-cell office:value="0.282051282051" office:value-type="float">
            <text:p>0.282051282051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07692307692" office:value-type="float">
            <text:p>0.307692307692</text:p>
          </table:table-cell>
          <table:table-cell office:value="0.307692307692" office:value-type="float">
            <text:p>0.307692307692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58974358974" office:value-type="float">
            <text:p>0.358974358974</text:p>
          </table:table-cell>
          <table:table-cell office:value="0.333333333333" office:value-type="float">
            <text:p>0.333333333333</text:p>
          </table:table-cell>
          <table:table-cell office:value="0.358974358974" office:value-type="float">
            <text:p>0.358974358974</text:p>
          </table:table-cell>
          <table:table-cell office:value="0.384615384615" office:value-type="float">
            <text:p>0.384615384615</text:p>
          </table:table-cell>
          <table:table-cell office:value="0.358974358974" office:value-type="float">
            <text:p>0.358974358974</text:p>
          </table:table-cell>
          <table:table-cell office:value="0.384615384615" office:value-type="float">
            <text:p>0.384615384615</text:p>
          </table:table-cell>
          <table:table-cell office:value="0.384615384615" office:value-type="float">
            <text:p>0.384615384615</text:p>
          </table:table-cell>
          <table:table-cell office:value="0.384615384615" office:value-type="float">
            <text:p>0.384615384615</text:p>
          </table:table-cell>
          <table:table-cell office:value="0.410256410256" office:value-type="float">
            <text:p>0.410256410256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10256410256" office:value-type="float">
            <text:p>0.410256410256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61538461538" office:value-type="float">
            <text:p>0.461538461538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512820512821" office:value-type="float">
            <text:p>0.512820512821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38461538462" office:value-type="float">
            <text:p>0.538461538462</text:p>
          </table:table-cell>
          <table:table-cell office:value="0.512820512821" office:value-type="float">
            <text:p>0.512820512821</text:p>
          </table:table-cell>
          <table:table-cell office:value="0.538461538462" office:value-type="float">
            <text:p>0.538461538462</text:p>
          </table:table-cell>
          <table:table-cell office:value="0.538461538462" office:value-type="float">
            <text:p>0.538461538462</text:p>
          </table:table-cell>
          <table:table-cell office:value="0.538461538462" office:value-type="float">
            <text:p>0.538461538462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38461538462" office:value-type="float">
            <text:p>0.538461538462</text:p>
          </table:table-cell>
          <table:table-cell office:value="0.538461538462" office:value-type="float">
            <text:p>0.538461538462</text:p>
          </table:table-cell>
          <table:table-cell office:value="0.538461538462" office:value-type="float">
            <text:p>0.538461538462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641025641026" office:value-type="float">
            <text:p>0.641025641026</text:p>
          </table:table-cell>
          <table:table-cell office:value="0.641025641026" office:value-type="float">
            <text:p>0.641025641026</text:p>
          </table:table-cell>
          <table:table-cell office:value="0.641025641026" office:value-type="float">
            <text:p>0.641025641026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641025641026" office:value-type="float">
            <text:p>0.641025641026</text:p>
          </table:table-cell>
          <table:table-cell office:value="0.641025641026" office:value-type="float">
            <text:p>0.641025641026</text:p>
          </table:table-cell>
          <table:table-cell office:value="0.641025641026" office:value-type="float">
            <text:p>0.641025641026</text:p>
          </table:table-cell>
          <table:table-cell office:value="0.641025641026" office:value-type="float">
            <text:p>0.641025641026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589743589744" office:value-type="float">
            <text:p>0.589743589744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589743589744" office:value-type="float">
            <text:p>0.589743589744</text:p>
          </table:table-cell>
          <table:table-cell office:value="0.615384615385" office:value-type="float">
            <text:p>0.615384615385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589743589744" office:value-type="float">
            <text:p>0.589743589744</text:p>
          </table:table-cell>
          <table:table-cell office:value="0.615384615385" office:value-type="float">
            <text:p>0.615384615385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641025641026" office:value-type="float">
            <text:p>0.641025641026</text:p>
          </table:table-cell>
          <table:table-cell office:value="0.615384615385" office:value-type="float">
            <text:p>0.615384615385</text:p>
          </table:table-cell>
          <table:table-cell office:value="0.641025641026" office:value-type="float">
            <text:p>0.641025641026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615384615385" office:value-type="float">
            <text:p>0.615384615385</text:p>
          </table:table-cell>
          <table:table-cell office:value="0.589743589744" office:value-type="float">
            <text:p>0.589743589744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538461538462" office:value-type="float">
            <text:p>0.538461538462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89743589744" office:value-type="float">
            <text:p>0.589743589744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564102564103" office:value-type="float">
            <text:p>0.564102564103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641025641026" office:value-type="float">
            <text:p>0.641025641026</text:p>
          </table:table-cell>
          <table:table-cell office:value="0.615384615385" office:value-type="float">
            <text:p>0.615384615385</text:p>
          </table:table-cell>
          <table:table-cell office:value="0.589743589744" office:value-type="float">
            <text:p>0.589743589744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615384615385" office:value-type="float">
            <text:p>0.615384615385</text:p>
          </table:table-cell>
          <table:table-cell office:value="0.589743589744" office:value-type="float">
            <text:p>0.589743589744</text:p>
          </table:table-cell>
          <table:table-cell office:value="0.538461538462" office:value-type="float">
            <text:p>0.538461538462</text:p>
          </table:table-cell>
          <table:table-cell office:value="0.564102564103" office:value-type="float">
            <text:p>0.564102564103</text:p>
          </table:table-cell>
          <table:table-cell office:value="0.589743589744" office:value-type="float">
            <text:p>0.589743589744</text:p>
          </table:table-cell>
          <table:table-cell office:value="0.564102564103" office:value-type="float">
            <text:p>0.564102564103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12820512821" office:value-type="float">
            <text:p>0.512820512821</text:p>
          </table:table-cell>
          <table:table-cell office:value="0.564102564103" office:value-type="float">
            <text:p>0.564102564103</text:p>
          </table:table-cell>
          <table:table-cell office:value="0.538461538462" office:value-type="float">
            <text:p>0.538461538462</text:p>
          </table:table-cell>
          <table:table-cell office:value="0.487179487179" office:value-type="float">
            <text:p>0.487179487179</text:p>
          </table:table-cell>
          <table:table-cell office:value="0.512820512821" office:value-type="float">
            <text:p>0.512820512821</text:p>
          </table:table-cell>
          <table:table-cell office:value="0.564102564103" office:value-type="float">
            <text:p>0.564102564103</text:p>
          </table:table-cell>
          <table:table-cell office:value="0.538461538462" office:value-type="float">
            <text:p>0.538461538462</text:p>
          </table:table-cell>
          <table:table-cell office:value="0.512820512821" office:value-type="float">
            <text:p>0.512820512821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487179487179" office:value-type="float">
            <text:p>0.487179487179</text:p>
          </table:table-cell>
          <table:table-cell office:value="0.461538461538" office:value-type="float">
            <text:p>0.461538461538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87179487179" office:value-type="float">
            <text:p>0.487179487179</text:p>
          </table:table-cell>
          <table:table-cell office:value="0.461538461538" office:value-type="float">
            <text:p>0.461538461538</text:p>
          </table:table-cell>
          <table:table-cell office:value="0.435897435897" office:value-type="float">
            <text:p>0.435897435897</text:p>
          </table:table-cell>
          <table:table-cell office:value="0.410256410256" office:value-type="float">
            <text:p>0.410256410256</text:p>
          </table:table-cell>
          <table:table-cell office:value="0.461538461538" office:value-type="float">
            <text:p>0.461538461538</text:p>
          </table:table-cell>
          <table:table-cell office:value="0.461538461538" office:value-type="float">
            <text:p>0.461538461538</text:p>
          </table:table-cell>
          <table:table-cell office:value="0.461538461538" office:value-type="float">
            <text:p>0.461538461538</text:p>
          </table:table-cell>
          <table:table-cell office:value="0.461538461538" office:value-type="float">
            <text:p>0.461538461538</text:p>
          </table:table-cell>
          <table:table-cell office:value="0.461538461538" office:value-type="float">
            <text:p>0.461538461538</text:p>
          </table:table-cell>
          <table:table-cell office:value="0.435897435897" office:value-type="float">
            <text:p>0.435897435897</text:p>
          </table:table-cell>
          <table:table-cell office:value="0.410256410256" office:value-type="float">
            <text:p>0.410256410256</text:p>
          </table:table-cell>
          <table:table-cell office:value="0.384615384615" office:value-type="float">
            <text:p>0.384615384615</text:p>
          </table:table-cell>
          <table:table-cell office:value="0.358974358974" office:value-type="float">
            <text:p>0.358974358974</text:p>
          </table:table-cell>
          <table:table-cell office:value="0.384615384615" office:value-type="float">
            <text:p>0.384615384615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384615384615" office:value-type="float">
            <text:p>0.384615384615</text:p>
          </table:table-cell>
          <table:table-cell office:value="0.384615384615" office:value-type="float">
            <text:p>0.384615384615</text:p>
          </table:table-cell>
          <table:table-cell office:value="0.384615384615" office:value-type="float">
            <text:p>0.384615384615</text:p>
          </table:table-cell>
          <table:table-cell office:value="0.384615384615" office:value-type="float">
            <text:p>0.384615384615</text:p>
          </table:table-cell>
          <table:table-cell office:value="0.384615384615" office:value-type="float">
            <text:p>0.384615384615</text:p>
          </table:table-cell>
          <table:table-cell office:value="0.384615384615" office:value-type="float">
            <text:p>0.384615384615</text:p>
          </table:table-cell>
          <table:table-cell office:value="0.384615384615" office:value-type="float">
            <text:p>0.384615384615</text:p>
          </table:table-cell>
          <table:table-cell office:value="0.384615384615" office:value-type="float">
            <text:p>0.384615384615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84615384615" office:value-type="float">
            <text:p>0.384615384615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35897435897" office:value-type="float">
            <text:p>0.435897435897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410256410256" office:value-type="float">
            <text:p>0.410256410256</text:p>
          </table:table-cell>
          <table:table-cell office:value="0.384615384615" office:value-type="float">
            <text:p>0.384615384615</text:p>
          </table:table-cell>
          <table:table-cell office:value="0.384615384615" office:value-type="float">
            <text:p>0.384615384615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58974358974" office:value-type="float">
            <text:p>0.358974358974</text:p>
          </table:table-cell>
          <table:table-cell office:value="0.333333333333" office:value-type="float">
            <text:p>0.333333333333</text:p>
          </table:table-cell>
          <table:table-cell office:value="0.333333333333" office:value-type="float">
            <text:p>0.333333333333</text:p>
          </table:table-cell>
          <table:table-cell office:value="0.307692307692" office:value-type="float">
            <text:p>0.307692307692</text:p>
          </table:table-cell>
          <table:table-cell office:value="0.307692307692" office:value-type="float">
            <text:p>0.307692307692</text:p>
          </table:table-cell>
          <table:table-cell office:value="0.307692307692" office:value-type="float">
            <text:p>0.307692307692</text:p>
          </table:table-cell>
          <table:table-cell office:value="0.307692307692" office:value-type="float">
            <text:p>0.307692307692</text:p>
          </table:table-cell>
          <table:table-cell office:value="0.25641025641" office:value-type="float">
            <text:p>0.25641025641</text:p>
          </table:table-cell>
          <table:table-cell office:value="0.205128205128" office:value-type="float">
            <text:p>0.205128205128</text:p>
          </table:table-cell>
          <table:table-cell office:value="0.205128205128" office:value-type="float">
            <text:p>0.205128205128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205128205128" office:value-type="float">
            <text:p>0.205128205128</text:p>
          </table:table-cell>
          <table:table-cell office:value="0.205128205128" office:value-type="float">
            <text:p>0.205128205128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53846153846" office:value-type="float">
            <text:p>0.153846153846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02564102564" office:value-type="float">
            <text:p>0.102564102564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205128205128" office:value-type="float">
            <text:p>0.205128205128</text:p>
          </table:table-cell>
          <table:table-cell office:value="0.205128205128" office:value-type="float">
            <text:p>0.205128205128</text:p>
          </table:table-cell>
          <table:table-cell office:value="0.205128205128" office:value-type="float">
            <text:p>0.205128205128</text:p>
          </table:table-cell>
          <table:table-cell office:value="0.205128205128" office:value-type="float">
            <text:p>0.205128205128</text:p>
          </table:table-cell>
          <table:table-cell office:value="0.205128205128" office:value-type="float">
            <text:p>0.205128205128</text:p>
          </table:table-cell>
          <table:table-cell office:value="0.205128205128" office:value-type="float">
            <text:p>0.205128205128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79487179487" office:value-type="float">
            <text:p>0.179487179487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28205128205" office:value-type="float">
            <text:p>0.128205128205</text:p>
          </table:table-cell>
          <table:table-cell office:value="0.102564102564" office:value-type="float">
            <text:p>0.102564102564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53846153846" office:value-type="float">
            <text:p>0.153846153846</text:p>
          </table:table-cell>
          <table:table-cell office:value="0.128205128205" office:value-type="float">
            <text:p>0.128205128205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102564102564" office:value-type="float">
            <text:p>0.102564102564</text:p>
          </table:table-cell>
          <table:table-cell office:value="0.0769230769231" office:value-type="float">
            <text:p>0.076923076923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769230769231" office:value-type="float">
            <text:p>0.076923076923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769230769231" office:value-type="float">
            <text:p>0.076923076923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512820512821" office:value-type="float">
            <text:p>0.0512820512821</text:p>
          </table:table-cell>
          <table:table-cell office:value="0.025641025641" office:value-type="float">
            <text:p>0.025641025641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5641025641" office:value-type="float">
            <text:p>0.025641025641</text:p>
          </table:table-cell>
          <table:table-cell office:value="0" office:value-type="float">
            <text:p/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  <table:table-cell office:value="0.025641025641" office:value-type="float">
            <text:p>0.025641025641</text:p>
          </table:table-cell>
        </table:table-row>
        <table:table-row>
          <table:table-cell office:value-type="string">
            <text:p>paul(addALPHA_withoutLUKC/220.578947368)_0.816-0.35-2.851-7.277-0.6</text:p>
          </table:table-cell>
          <table:table-cell office:value="0.157894736842" office:value-type="float">
            <text:p>0.157894736842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63157894737" office:value-type="float">
            <text:p>0.263157894737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368421052632" office:value-type="float">
            <text:p>0.368421052632</text:p>
          </table:table-cell>
          <table:table-cell office:value="0.315789473684" office:value-type="float">
            <text:p>0.315789473684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421052631579" office:value-type="float">
            <text:p>0.421052631579</text:p>
          </table:table-cell>
          <table:table-cell office:value="0.368421052632" office:value-type="float">
            <text:p>0.368421052632</text:p>
          </table:table-cell>
          <table:table-cell office:value="0.421052631579" office:value-type="float">
            <text:p>0.421052631579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631578947368" office:value-type="float">
            <text:p>0.631578947368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157894736842" office:value-type="float">
            <text:p>0.157894736842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57894736842" office:value-type="float">
            <text:p>0.157894736842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0526315789474" office:value-type="float">
            <text:p>0.052631578947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526315789474" office:value-type="float">
            <text:p>0.0526315789474</text:p>
          </table:table-cell>
          <table:table-cell office:value="0" office:value-type="float">
            <text:p/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</table:table-row>
        <table:table-row>
          <table:table-cell office:value-type="string">
            <text:p>paul(addALPHA_withoutLUKC/222.473684211)_0.82-0.285-3.099-8.581-0.6</text:p>
          </table:table-cell>
          <table:table-cell office:value="0.157894736842" office:value-type="float">
            <text:p>0.157894736842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63157894737" office:value-type="float">
            <text:p>0.263157894737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368421052632" office:value-type="float">
            <text:p>0.368421052632</text:p>
          </table:table-cell>
          <table:table-cell office:value="0.315789473684" office:value-type="float">
            <text:p>0.315789473684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421052631579" office:value-type="float">
            <text:p>0.421052631579</text:p>
          </table:table-cell>
          <table:table-cell office:value="0.368421052632" office:value-type="float">
            <text:p>0.368421052632</text:p>
          </table:table-cell>
          <table:table-cell office:value="0.421052631579" office:value-type="float">
            <text:p>0.421052631579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842105263158" office:value-type="float">
            <text:p>0.842105263158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89473684211" office:value-type="float">
            <text:p>0.789473684211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736842105263" office:value-type="float">
            <text:p>0.736842105263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84210526316" office:value-type="float">
            <text:p>0.684210526316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631578947368" office:value-type="float">
            <text:p>0.631578947368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26315789474" office:value-type="float">
            <text:p>0.526315789474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78947368421" office:value-type="float">
            <text:p>0.578947368421</text:p>
          </table:table-cell>
          <table:table-cell office:value="0.526315789474" office:value-type="float">
            <text:p>0.526315789474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421052631579" office:value-type="float">
            <text:p>0.421052631579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73684210526" office:value-type="float">
            <text:p>0.473684210526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421052631579" office:value-type="float">
            <text:p>0.421052631579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68421052632" office:value-type="float">
            <text:p>0.368421052632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315789473684" office:value-type="float">
            <text:p>0.315789473684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210526315789" office:value-type="float">
            <text:p>0.210526315789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63157894737" office:value-type="float">
            <text:p>0.263157894737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210526315789" office:value-type="float">
            <text:p>0.210526315789</text:p>
          </table:table-cell>
          <table:table-cell office:value="0.157894736842" office:value-type="float">
            <text:p>0.157894736842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05263157895" office:value-type="float">
            <text:p>0.105263157895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57894736842" office:value-type="float">
            <text:p>0.157894736842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105263157895" office:value-type="float">
            <text:p>0.105263157895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" office:value-type="float">
            <text:p/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  <table:table-cell office:value="0.0526315789474" office:value-type="float">
            <text:p>0.0526315789474</text:p>
          </table:table-cell>
        </table:table-row>
        <table:table-row>
          <table:table-cell office:value-type="string">
            <text:p>paul(addALPHA_newdataNOLUKC/236.00)_0.816-0.35-2.851-7.277-0.6</text:p>
          </table:table-cell>
          <table:table-cell office:value="0.344827586207" office:value-type="float">
            <text:p>0.344827586207</text:p>
          </table:table-cell>
          <table:table-cell office:value="0.413793103448" office:value-type="float">
            <text:p>0.413793103448</text:p>
          </table:table-cell>
          <table:table-cell office:value="0.448275862069" office:value-type="float">
            <text:p>0.448275862069</text:p>
          </table:table-cell>
          <table:table-cell office:value="0.48275862069" office:value-type="float">
            <text:p>0.48275862069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551724137931" office:value-type="float">
            <text:p>0.551724137931</text:p>
          </table:table-cell>
          <table:table-cell office:value="0.51724137931" office:value-type="float">
            <text:p>0.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86206896552" office:value-type="float">
            <text:p>0.586206896552</text:p>
          </table:table-cell>
          <table:table-cell office:value="0.551724137931" office:value-type="float">
            <text:p>0.551724137931</text:p>
          </table:table-cell>
          <table:table-cell office:value="0.586206896552" office:value-type="float">
            <text:p>0.586206896552</text:p>
          </table:table-cell>
          <table:table-cell office:value="0.620689655172" office:value-type="float">
            <text:p>0.620689655172</text:p>
          </table:table-cell>
          <table:table-cell office:value="0.586206896552" office:value-type="float">
            <text:p>0.58620689655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586206896552" office:value-type="float">
            <text:p>0.58620689655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93103448276" office:value-type="float">
            <text:p>0.793103448276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58620689655" office:value-type="float">
            <text:p>0.758620689655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93103448276" office:value-type="float">
            <text:p>0.793103448276</text:p>
          </table:table-cell>
          <table:table-cell office:value="0.793103448276" office:value-type="float">
            <text:p>0.793103448276</text:p>
          </table:table-cell>
          <table:table-cell office:value="0.758620689655" office:value-type="float">
            <text:p>0.758620689655</text:p>
          </table:table-cell>
          <table:table-cell office:value="0.758620689655" office:value-type="float">
            <text:p>0.758620689655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724137931034" office:value-type="float">
            <text:p>0.72413793103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89655172414" office:value-type="float">
            <text:p>0.689655172414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20689655172" office:value-type="float">
            <text:p>0.620689655172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55172413793" office:value-type="float">
            <text:p>0.655172413793</text:p>
          </table:table-cell>
          <table:table-cell office:value="0.655172413793" office:value-type="float">
            <text:p>0.655172413793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620689655172" office:value-type="float">
            <text:p>0.620689655172</text:p>
          </table:table-cell>
          <table:table-cell office:value="0.586206896552" office:value-type="float">
            <text:p>0.586206896552</text:p>
          </table:table-cell>
          <table:table-cell office:value="0.586206896552" office:value-type="float">
            <text:p>0.586206896552</text:p>
          </table:table-cell>
          <table:table-cell office:value="0.586206896552" office:value-type="float">
            <text:p>0.586206896552</text:p>
          </table:table-cell>
          <table:table-cell office:value="0.586206896552" office:value-type="float">
            <text:p>0.586206896552</text:p>
          </table:table-cell>
          <table:table-cell office:value="0.586206896552" office:value-type="float">
            <text:p>0.586206896552</text:p>
          </table:table-cell>
          <table:table-cell office:value="0.586206896552" office:value-type="float">
            <text:p>0.586206896552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51724137931" office:value-type="float">
            <text:p>0.551724137931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51724137931" office:value-type="float">
            <text:p>0.51724137931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8275862069" office:value-type="float">
            <text:p>0.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8275862069" office:value-type="float">
            <text:p>0.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48275862069" office:value-type="float">
            <text:p>0.448275862069</text:p>
          </table:table-cell>
          <table:table-cell office:value="0.48275862069" office:value-type="float">
            <text:p>0.48275862069</text:p>
          </table:table-cell>
          <table:table-cell office:value="0.448275862069" office:value-type="float">
            <text:p>0.448275862069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413793103448" office:value-type="float">
            <text:p>0.413793103448</text:p>
          </table:table-cell>
          <table:table-cell office:value="0.344827586207" office:value-type="float">
            <text:p>0.344827586207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79310344828" office:value-type="float">
            <text:p>0.379310344828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44827586207" office:value-type="float">
            <text:p>0.344827586207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03448275862" office:value-type="float">
            <text:p>0.103448275862</text:p>
          </table:table-cell>
          <table:table-cell office:value="0.137931034483" office:value-type="float">
            <text:p>0.13793103448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172413793103" office:value-type="float">
            <text:p>0.172413793103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275862068966" office:value-type="float">
            <text:p>0.275862068966</text:p>
          </table:table-cell>
          <table:table-cell office:value="0.275862068966" office:value-type="float">
            <text:p>0.275862068966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75862068966" office:value-type="float">
            <text:p>0.275862068966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310344827586" office:value-type="float">
            <text:p>0.310344827586</text:p>
          </table:table-cell>
          <table:table-cell office:value="0.275862068966" office:value-type="float">
            <text:p>0.275862068966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41379310345" office:value-type="float">
            <text:p>0.241379310345</text:p>
          </table:table-cell>
          <table:table-cell office:value="0.206896551724" office:value-type="float">
            <text:p>0.206896551724</text:p>
          </table:table-cell>
          <table:table-cell office:value="0.206896551724" office:value-type="float">
            <text:p>0.206896551724</text:p>
          </table:table-cell>
          <table:table-cell office:value="0.172413793103" office:value-type="float">
            <text:p>0.17241379310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03448275862" office:value-type="float">
            <text:p>0.103448275862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37931034483" office:value-type="float">
            <text:p>0.137931034483</text:p>
          </table:table-cell>
          <table:table-cell office:value="0.103448275862" office:value-type="float">
            <text:p>0.103448275862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103448275862" office:value-type="float">
            <text:p>0.103448275862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689655172414" office:value-type="float">
            <text:p>0.0689655172414</text:p>
          </table:table-cell>
          <table:table-cell office:value="0.0344827586207" office:value-type="float">
            <text:p>0.0344827586207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344827586207" office:value-type="float">
            <text:p>0.0344827586207</text:p>
          </table:table-cell>
          <table:table-cell office:value="0" office:value-type="float">
            <text:p/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  <table:table-cell office:value="0.0344827586207" office:value-type="float">
            <text:p>0.0344827586207</text:p>
          </table:table-cell>
        </table:table-row>
        <table:table-row>
          <table:table-cell office:value-type="string">
            <text:p>paul(addALPHA_newLUKC/224.73)_0.816-0.35-2.851-7.277-0.6</text:p>
          </table:table-cell>
          <table:table-cell office:value="0.265306122449" office:value-type="float">
            <text:p>0.265306122449</text:p>
          </table:table-cell>
          <table:table-cell office:value="0.34693877551" office:value-type="float">
            <text:p>0.34693877551</text:p>
          </table:table-cell>
          <table:table-cell office:value="0.367346938776" office:value-type="float">
            <text:p>0.367346938776</text:p>
          </table:table-cell>
          <table:table-cell office:value="0.387755102041" office:value-type="float">
            <text:p>0.387755102041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48979591837" office:value-type="float">
            <text:p>0.448979591837</text:p>
          </table:table-cell>
          <table:table-cell office:value="0.428571428571" office:value-type="float">
            <text:p>0.428571428571</text:p>
          </table:table-cell>
          <table:table-cell office:value="0.448979591837" office:value-type="float">
            <text:p>0.448979591837</text:p>
          </table:table-cell>
          <table:table-cell office:value="0.428571428571" office:value-type="float">
            <text:p>0.428571428571</text:p>
          </table:table-cell>
          <table:table-cell office:value="0.448979591837" office:value-type="float">
            <text:p>0.448979591837</text:p>
          </table:table-cell>
          <table:table-cell office:value="0.469387755102" office:value-type="float">
            <text:p>0.469387755102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489795918367" office:value-type="float">
            <text:p>0.489795918367</text:p>
          </table:table-cell>
          <table:table-cell office:value="0.489795918367" office:value-type="float">
            <text:p>0.489795918367</text:p>
          </table:table-cell>
          <table:table-cell office:value="0.530612244898" office:value-type="float">
            <text:p>0.530612244898</text:p>
          </table:table-cell>
          <table:table-cell office:value="0.510204081633" office:value-type="float">
            <text:p>0.510204081633</text:p>
          </table:table-cell>
          <table:table-cell office:value="0.530612244898" office:value-type="float">
            <text:p>0.530612244898</text:p>
          </table:table-cell>
          <table:table-cell office:value="0.510204081633" office:value-type="float">
            <text:p>0.510204081633</text:p>
          </table:table-cell>
          <table:table-cell office:value="0.530612244898" office:value-type="float">
            <text:p>0.530612244898</text:p>
          </table:table-cell>
          <table:table-cell office:value="0.571428571429" office:value-type="float">
            <text:p>0.571428571429</text:p>
          </table:table-cell>
          <table:table-cell office:value="0.530612244898" office:value-type="float">
            <text:p>0.530612244898</text:p>
          </table:table-cell>
          <table:table-cell office:value="0.551020408163" office:value-type="float">
            <text:p>0.551020408163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51020408163" office:value-type="float">
            <text:p>0.551020408163</text:p>
          </table:table-cell>
          <table:table-cell office:value="0.591836734694" office:value-type="float">
            <text:p>0.591836734694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71428571429" office:value-type="float">
            <text:p>0.571428571429</text:p>
          </table:table-cell>
          <table:table-cell office:value="0.551020408163" office:value-type="float">
            <text:p>0.551020408163</text:p>
          </table:table-cell>
          <table:table-cell office:value="0.571428571429" office:value-type="float">
            <text:p>0.571428571429</text:p>
          </table:table-cell>
          <table:table-cell office:value="0.530612244898" office:value-type="float">
            <text:p>0.530612244898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71428571429" office:value-type="float">
            <text:p>0.571428571429</text:p>
          </table:table-cell>
          <table:table-cell office:value="0.551020408163" office:value-type="float">
            <text:p>0.551020408163</text:p>
          </table:table-cell>
          <table:table-cell office:value="0.571428571429" office:value-type="float">
            <text:p>0.571428571429</text:p>
          </table:table-cell>
          <table:table-cell office:value="0.591836734694" office:value-type="float">
            <text:p>0.591836734694</text:p>
          </table:table-cell>
          <table:table-cell office:value="0.571428571429" office:value-type="float">
            <text:p>0.571428571429</text:p>
          </table:table-cell>
          <table:table-cell office:value="0.591836734694" office:value-type="float">
            <text:p>0.591836734694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591836734694" office:value-type="float">
            <text:p>0.591836734694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591836734694" office:value-type="float">
            <text:p>0.591836734694</text:p>
          </table:table-cell>
          <table:table-cell office:value="0.612244897959" office:value-type="float">
            <text:p>0.612244897959</text:p>
          </table:table-cell>
          <table:table-cell office:value="0.591836734694" office:value-type="float">
            <text:p>0.591836734694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591836734694" office:value-type="float">
            <text:p>0.591836734694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632653061224" office:value-type="float">
            <text:p>0.632653061224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65306122449" office:value-type="float">
            <text:p>0.65306122449</text:p>
          </table:table-cell>
          <table:table-cell office:value="0.632653061224" office:value-type="float">
            <text:p>0.632653061224</text:p>
          </table:table-cell>
          <table:table-cell office:value="0.673469387755" office:value-type="float">
            <text:p>0.673469387755</text:p>
          </table:table-cell>
          <table:table-cell office:value="0.632653061224" office:value-type="float">
            <text:p>0.632653061224</text:p>
          </table:table-cell>
          <table:table-cell office:value="0.673469387755" office:value-type="float">
            <text:p>0.673469387755</text:p>
          </table:table-cell>
          <table:table-cell office:value="0.65306122449" office:value-type="float">
            <text:p>0.65306122449</text:p>
          </table:table-cell>
          <table:table-cell office:value="0.673469387755" office:value-type="float">
            <text:p>0.673469387755</text:p>
          </table:table-cell>
          <table:table-cell office:value="0.65306122449" office:value-type="float">
            <text:p>0.65306122449</text:p>
          </table:table-cell>
          <table:table-cell office:value="0.65306122449" office:value-type="float">
            <text:p>0.65306122449</text:p>
          </table:table-cell>
          <table:table-cell office:value="0.673469387755" office:value-type="float">
            <text:p>0.673469387755</text:p>
          </table:table-cell>
          <table:table-cell office:value="0.65306122449" office:value-type="float">
            <text:p>0.65306122449</text:p>
          </table:table-cell>
          <table:table-cell office:value="0.65306122449" office:value-type="float">
            <text:p>0.65306122449</text:p>
          </table:table-cell>
          <table:table-cell office:value="0.673469387755" office:value-type="float">
            <text:p>0.673469387755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734693877551" office:value-type="float">
            <text:p>0.734693877551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734693877551" office:value-type="float">
            <text:p>0.734693877551</text:p>
          </table:table-cell>
          <table:table-cell office:value="0.734693877551" office:value-type="float">
            <text:p>0.734693877551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734693877551" office:value-type="float">
            <text:p>0.734693877551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5306122449" office:value-type="float">
            <text:p>0.65306122449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69387755102" office:value-type="float">
            <text:p>0.69387755102</text:p>
          </table:table-cell>
          <table:table-cell office:value="0.714285714286" office:value-type="float">
            <text:p>0.714285714286</text:p>
          </table:table-cell>
          <table:table-cell office:value="0.69387755102" office:value-type="float">
            <text:p>0.69387755102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5306122449" office:value-type="float">
            <text:p>0.65306122449</text:p>
          </table:table-cell>
          <table:table-cell office:value="0.673469387755" office:value-type="float">
            <text:p>0.673469387755</text:p>
          </table:table-cell>
          <table:table-cell office:value="0.673469387755" office:value-type="float">
            <text:p>0.673469387755</text:p>
          </table:table-cell>
          <table:table-cell office:value="0.65306122449" office:value-type="float">
            <text:p>0.65306122449</text:p>
          </table:table-cell>
          <table:table-cell office:value="0.632653061224" office:value-type="float">
            <text:p>0.632653061224</text:p>
          </table:table-cell>
          <table:table-cell office:value="0.65306122449" office:value-type="float">
            <text:p>0.65306122449</text:p>
          </table:table-cell>
          <table:table-cell office:value="0.632653061224" office:value-type="float">
            <text:p>0.632653061224</text:p>
          </table:table-cell>
          <table:table-cell office:value="0.632653061224" office:value-type="float">
            <text:p>0.632653061224</text:p>
          </table:table-cell>
          <table:table-cell office:value="0.632653061224" office:value-type="float">
            <text:p>0.632653061224</text:p>
          </table:table-cell>
          <table:table-cell office:value="0.632653061224" office:value-type="float">
            <text:p>0.632653061224</text:p>
          </table:table-cell>
          <table:table-cell office:value="0.65306122449" office:value-type="float">
            <text:p>0.65306122449</text:p>
          </table:table-cell>
          <table:table-cell office:value="0.632653061224" office:value-type="float">
            <text:p>0.632653061224</text:p>
          </table:table-cell>
          <table:table-cell office:value="0.632653061224" office:value-type="float">
            <text:p>0.632653061224</text:p>
          </table:table-cell>
          <table:table-cell office:value="0.65306122449" office:value-type="float">
            <text:p>0.65306122449</text:p>
          </table:table-cell>
          <table:table-cell office:value="0.632653061224" office:value-type="float">
            <text:p>0.632653061224</text:p>
          </table:table-cell>
          <table:table-cell office:value="0.632653061224" office:value-type="float">
            <text:p>0.632653061224</text:p>
          </table:table-cell>
          <table:table-cell office:value="0.65306122449" office:value-type="float">
            <text:p>0.65306122449</text:p>
          </table:table-cell>
          <table:table-cell office:value="0.632653061224" office:value-type="float">
            <text:p>0.632653061224</text:p>
          </table:table-cell>
          <table:table-cell office:value="0.65306122449" office:value-type="float">
            <text:p>0.65306122449</text:p>
          </table:table-cell>
          <table:table-cell office:value="0.65306122449" office:value-type="float">
            <text:p>0.65306122449</text:p>
          </table:table-cell>
          <table:table-cell office:value="0.632653061224" office:value-type="float">
            <text:p>0.632653061224</text:p>
          </table:table-cell>
          <table:table-cell office:value="0.632653061224" office:value-type="float">
            <text:p>0.632653061224</text:p>
          </table:table-cell>
          <table:table-cell office:value="0.65306122449" office:value-type="float">
            <text:p>0.65306122449</text:p>
          </table:table-cell>
          <table:table-cell office:value="0.65306122449" office:value-type="float">
            <text:p>0.65306122449</text:p>
          </table:table-cell>
          <table:table-cell office:value="0.632653061224" office:value-type="float">
            <text:p>0.632653061224</text:p>
          </table:table-cell>
          <table:table-cell office:value="0.632653061224" office:value-type="float">
            <text:p>0.632653061224</text:p>
          </table:table-cell>
          <table:table-cell office:value="0.612244897959" office:value-type="float">
            <text:p>0.612244897959</text:p>
          </table:table-cell>
          <table:table-cell office:value="0.632653061224" office:value-type="float">
            <text:p>0.632653061224</text:p>
          </table:table-cell>
          <table:table-cell office:value="0.632653061224" office:value-type="float">
            <text:p>0.632653061224</text:p>
          </table:table-cell>
          <table:table-cell office:value="0.632653061224" office:value-type="float">
            <text:p>0.632653061224</text:p>
          </table:table-cell>
          <table:table-cell office:value="0.632653061224" office:value-type="float">
            <text:p>0.632653061224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632653061224" office:value-type="float">
            <text:p>0.632653061224</text:p>
          </table:table-cell>
          <table:table-cell office:value="0.65306122449" office:value-type="float">
            <text:p>0.65306122449</text:p>
          </table:table-cell>
          <table:table-cell office:value="0.65306122449" office:value-type="float">
            <text:p>0.65306122449</text:p>
          </table:table-cell>
          <table:table-cell office:value="0.65306122449" office:value-type="float">
            <text:p>0.65306122449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591836734694" office:value-type="float">
            <text:p>0.591836734694</text:p>
          </table:table-cell>
          <table:table-cell office:value="0.591836734694" office:value-type="float">
            <text:p>0.591836734694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591836734694" office:value-type="float">
            <text:p>0.591836734694</text:p>
          </table:table-cell>
          <table:table-cell office:value="0.612244897959" office:value-type="float">
            <text:p>0.612244897959</text:p>
          </table:table-cell>
          <table:table-cell office:value="0.612244897959" office:value-type="float">
            <text:p>0.612244897959</text:p>
          </table:table-cell>
          <table:table-cell office:value="0.591836734694" office:value-type="float">
            <text:p>0.591836734694</text:p>
          </table:table-cell>
          <table:table-cell office:value="0.591836734694" office:value-type="float">
            <text:p>0.591836734694</text:p>
          </table:table-cell>
          <table:table-cell office:value="0.65306122449" office:value-type="float">
            <text:p>0.65306122449</text:p>
          </table:table-cell>
          <table:table-cell office:value="0.65306122449" office:value-type="float">
            <text:p>0.65306122449</text:p>
          </table:table-cell>
          <table:table-cell office:value="0.632653061224" office:value-type="float">
            <text:p>0.632653061224</text:p>
          </table:table-cell>
          <table:table-cell office:value="0.591836734694" office:value-type="float">
            <text:p>0.591836734694</text:p>
          </table:table-cell>
          <table:table-cell office:value="0.612244897959" office:value-type="float">
            <text:p>0.612244897959</text:p>
          </table:table-cell>
          <table:table-cell office:value="0.591836734694" office:value-type="float">
            <text:p>0.591836734694</text:p>
          </table:table-cell>
          <table:table-cell office:value="0.571428571429" office:value-type="float">
            <text:p>0.571428571429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51020408163" office:value-type="float">
            <text:p>0.551020408163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30612244898" office:value-type="float">
            <text:p>0.530612244898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30612244898" office:value-type="float">
            <text:p>0.530612244898</text:p>
          </table:table-cell>
          <table:table-cell office:value="0.510204081633" office:value-type="float">
            <text:p>0.510204081633</text:p>
          </table:table-cell>
          <table:table-cell office:value="0.489795918367" office:value-type="float">
            <text:p>0.489795918367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30612244898" office:value-type="float">
            <text:p>0.530612244898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510204081633" office:value-type="float">
            <text:p>0.510204081633</text:p>
          </table:table-cell>
          <table:table-cell office:value="0.469387755102" office:value-type="float">
            <text:p>0.469387755102</text:p>
          </table:table-cell>
          <table:table-cell office:value="0.489795918367" office:value-type="float">
            <text:p>0.489795918367</text:p>
          </table:table-cell>
          <table:table-cell office:value="0.448979591837" office:value-type="float">
            <text:p>0.448979591837</text:p>
          </table:table-cell>
          <table:table-cell office:value="0.469387755102" office:value-type="float">
            <text:p>0.469387755102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28571428571" office:value-type="float">
            <text:p>0.428571428571</text:p>
          </table:table-cell>
          <table:table-cell office:value="0.469387755102" office:value-type="float">
            <text:p>0.469387755102</text:p>
          </table:table-cell>
          <table:table-cell office:value="0.448979591837" office:value-type="float">
            <text:p>0.448979591837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48979591837" office:value-type="float">
            <text:p>0.448979591837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28571428571" office:value-type="float">
            <text:p>0.428571428571</text:p>
          </table:table-cell>
          <table:table-cell office:value="0.408163265306" office:value-type="float">
            <text:p>0.408163265306</text:p>
          </table:table-cell>
          <table:table-cell office:value="0.408163265306" office:value-type="float">
            <text:p>0.408163265306</text:p>
          </table:table-cell>
          <table:table-cell office:value="0.448979591837" office:value-type="float">
            <text:p>0.448979591837</text:p>
          </table:table-cell>
          <table:table-cell office:value="0.428571428571" office:value-type="float">
            <text:p>0.428571428571</text:p>
          </table:table-cell>
          <table:table-cell office:value="0.408163265306" office:value-type="float">
            <text:p>0.408163265306</text:p>
          </table:table-cell>
          <table:table-cell office:value="0.367346938776" office:value-type="float">
            <text:p>0.367346938776</text:p>
          </table:table-cell>
          <table:table-cell office:value="0.387755102041" office:value-type="float">
            <text:p>0.387755102041</text:p>
          </table:table-cell>
          <table:table-cell office:value="0.387755102041" office:value-type="float">
            <text:p>0.387755102041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87755102041" office:value-type="float">
            <text:p>0.387755102041</text:p>
          </table:table-cell>
          <table:table-cell office:value="0.408163265306" office:value-type="float">
            <text:p>0.408163265306</text:p>
          </table:table-cell>
          <table:table-cell office:value="0.387755102041" office:value-type="float">
            <text:p>0.38775510204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67346938776" office:value-type="float">
            <text:p>0.367346938776</text:p>
          </table:table-cell>
          <table:table-cell office:value="0.326530612245" office:value-type="float">
            <text:p>0.326530612245</text:p>
          </table:table-cell>
          <table:table-cell office:value="0.34693877551" office:value-type="float">
            <text:p>0.34693877551</text:p>
          </table:table-cell>
          <table:table-cell office:value="0.326530612245" office:value-type="float">
            <text:p>0.326530612245</text:p>
          </table:table-cell>
          <table:table-cell office:value="0.30612244898" office:value-type="float">
            <text:p>0.30612244898</text:p>
          </table:table-cell>
          <table:table-cell office:value="0.30612244898" office:value-type="float">
            <text:p>0.30612244898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0612244898" office:value-type="float">
            <text:p>0.30612244898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44897959184" office:value-type="float">
            <text:p>0.244897959184</text:p>
          </table:table-cell>
          <table:table-cell office:value="0.244897959184" office:value-type="float">
            <text:p>0.244897959184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85714285714" office:value-type="float">
            <text:p>0.285714285714</text:p>
          </table:table-cell>
          <table:table-cell office:value="0.285714285714" office:value-type="float">
            <text:p>0.285714285714</text:p>
          </table:table-cell>
          <table:table-cell office:value="0.265306122449" office:value-type="float">
            <text:p>0.265306122449</text:p>
          </table:table-cell>
          <table:table-cell office:value="0.30612244898" office:value-type="float">
            <text:p>0.30612244898</text:p>
          </table:table-cell>
          <table:table-cell office:value="0.34693877551" office:value-type="float">
            <text:p>0.34693877551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67346938776" office:value-type="float">
            <text:p>0.367346938776</text:p>
          </table:table-cell>
          <table:table-cell office:value="0.367346938776" office:value-type="float">
            <text:p>0.367346938776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67346938776" office:value-type="float">
            <text:p>0.367346938776</text:p>
          </table:table-cell>
          <table:table-cell office:value="0.34693877551" office:value-type="float">
            <text:p>0.34693877551</text:p>
          </table:table-cell>
          <table:table-cell office:value="0.34693877551" office:value-type="float">
            <text:p>0.34693877551</text:p>
          </table:table-cell>
          <table:table-cell office:value="0.326530612245" office:value-type="float">
            <text:p>0.326530612245</text:p>
          </table:table-cell>
          <table:table-cell office:value="0.34693877551" office:value-type="float">
            <text:p>0.34693877551</text:p>
          </table:table-cell>
          <table:table-cell office:value="0.326530612245" office:value-type="float">
            <text:p>0.326530612245</text:p>
          </table:table-cell>
          <table:table-cell office:value="0.30612244898" office:value-type="float">
            <text:p>0.30612244898</text:p>
          </table:table-cell>
          <table:table-cell office:value="0.30612244898" office:value-type="float">
            <text:p>0.30612244898</text:p>
          </table:table-cell>
          <table:table-cell office:value="0.326530612245" office:value-type="float">
            <text:p>0.326530612245</text:p>
          </table:table-cell>
          <table:table-cell office:value="0.326530612245" office:value-type="float">
            <text:p>0.326530612245</text:p>
          </table:table-cell>
          <table:table-cell office:value="0.30612244898" office:value-type="float">
            <text:p>0.30612244898</text:p>
          </table:table-cell>
          <table:table-cell office:value="0.30612244898" office:value-type="float">
            <text:p>0.30612244898</text:p>
          </table:table-cell>
          <table:table-cell office:value="0.326530612245" office:value-type="float">
            <text:p>0.326530612245</text:p>
          </table:table-cell>
          <table:table-cell office:value="0.30612244898" office:value-type="float">
            <text:p>0.30612244898</text:p>
          </table:table-cell>
          <table:table-cell office:value="0.30612244898" office:value-type="float">
            <text:p>0.30612244898</text:p>
          </table:table-cell>
          <table:table-cell office:value="0.30612244898" office:value-type="float">
            <text:p>0.30612244898</text:p>
          </table:table-cell>
          <table:table-cell office:value="0.285714285714" office:value-type="float">
            <text:p>0.285714285714</text:p>
          </table:table-cell>
          <table:table-cell office:value="0.30612244898" office:value-type="float">
            <text:p>0.30612244898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44897959184" office:value-type="float">
            <text:p>0.244897959184</text:p>
          </table:table-cell>
          <table:table-cell office:value="0.224489795918" office:value-type="float">
            <text:p>0.224489795918</text:p>
          </table:table-cell>
          <table:table-cell office:value="0.244897959184" office:value-type="float">
            <text:p>0.244897959184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42857142857" office:value-type="float">
            <text:p>0.142857142857</text:p>
          </table:table-cell>
          <table:table-cell office:value="0.163265306122" office:value-type="float">
            <text:p>0.163265306122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42857142857" office:value-type="float">
            <text:p>0.142857142857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224489795918" office:value-type="float">
            <text:p>0.224489795918</text:p>
          </table:table-cell>
          <table:table-cell office:value="0.204081632653" office:value-type="float">
            <text:p>0.204081632653</text:p>
          </table:table-cell>
          <table:table-cell office:value="0.224489795918" office:value-type="float">
            <text:p>0.224489795918</text:p>
          </table:table-cell>
          <table:table-cell office:value="0.244897959184" office:value-type="float">
            <text:p>0.244897959184</text:p>
          </table:table-cell>
          <table:table-cell office:value="0.244897959184" office:value-type="float">
            <text:p>0.244897959184</text:p>
          </table:table-cell>
          <table:table-cell office:value="0.244897959184" office:value-type="float">
            <text:p>0.244897959184</text:p>
          </table:table-cell>
          <table:table-cell office:value="0.265306122449" office:value-type="float">
            <text:p>0.265306122449</text:p>
          </table:table-cell>
          <table:table-cell office:value="0.285714285714" office:value-type="float">
            <text:p>0.285714285714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65306122449" office:value-type="float">
            <text:p>0.265306122449</text:p>
          </table:table-cell>
          <table:table-cell office:value="0.285714285714" office:value-type="float">
            <text:p>0.285714285714</text:p>
          </table:table-cell>
          <table:table-cell office:value="0.244897959184" office:value-type="float">
            <text:p>0.244897959184</text:p>
          </table:table-cell>
          <table:table-cell office:value="0.224489795918" office:value-type="float">
            <text:p>0.224489795918</text:p>
          </table:table-cell>
          <table:table-cell office:value="0.224489795918" office:value-type="float">
            <text:p>0.224489795918</text:p>
          </table:table-cell>
          <table:table-cell office:value="0.204081632653" office:value-type="float">
            <text:p>0.204081632653</text:p>
          </table:table-cell>
          <table:table-cell office:value="0.224489795918" office:value-type="float">
            <text:p>0.224489795918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204081632653" office:value-type="float">
            <text:p>0.204081632653</text:p>
          </table:table-cell>
          <table:table-cell office:value="0.244897959184" office:value-type="float">
            <text:p>0.244897959184</text:p>
          </table:table-cell>
          <table:table-cell office:value="0.244897959184" office:value-type="float">
            <text:p>0.244897959184</text:p>
          </table:table-cell>
          <table:table-cell office:value="0.244897959184" office:value-type="float">
            <text:p>0.244897959184</text:p>
          </table:table-cell>
          <table:table-cell office:value="0.244897959184" office:value-type="float">
            <text:p>0.244897959184</text:p>
          </table:table-cell>
          <table:table-cell office:value="0.244897959184" office:value-type="float">
            <text:p>0.244897959184</text:p>
          </table:table-cell>
          <table:table-cell office:value="0.204081632653" office:value-type="float">
            <text:p>0.204081632653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83673469388" office:value-type="float">
            <text:p>0.183673469388</text:p>
          </table:table-cell>
          <table:table-cell office:value="0.163265306122" office:value-type="float">
            <text:p>0.163265306122</text:p>
          </table:table-cell>
          <table:table-cell office:value="0.163265306122" office:value-type="float">
            <text:p>0.163265306122</text:p>
          </table:table-cell>
          <table:table-cell office:value="0.142857142857" office:value-type="float">
            <text:p>0.14285714285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0816326530612" office:value-type="float">
            <text:p>0.0816326530612</text:p>
          </table:table-cell>
          <table:table-cell office:value="0.102040816327" office:value-type="float">
            <text:p>0.102040816327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122448979592" office:value-type="float">
            <text:p>0.122448979592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02040816327" office:value-type="float">
            <text:p>0.102040816327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42857142857" office:value-type="float">
            <text:p>0.142857142857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42857142857" office:value-type="float">
            <text:p>0.142857142857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42857142857" office:value-type="float">
            <text:p>0.142857142857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22448979592" office:value-type="float">
            <text:p>0.122448979592</text:p>
          </table:table-cell>
          <table:table-cell office:value="0.102040816327" office:value-type="float">
            <text:p>0.102040816327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0816326530612" office:value-type="float">
            <text:p>0.0816326530612</text:p>
          </table:table-cell>
          <table:table-cell office:value="0.102040816327" office:value-type="float">
            <text:p>0.102040816327</text:p>
          </table:table-cell>
          <table:table-cell office:value="0.0816326530612" office:value-type="float">
            <text:p>0.0816326530612</text:p>
          </table:table-cell>
          <table:table-cell office:value="0.0612244897959" office:value-type="float">
            <text:p>0.0612244897959</text:p>
          </table:table-cell>
          <table:table-cell office:value="0.0816326530612" office:value-type="float">
            <text:p>0.0816326530612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612244897959" office:value-type="float">
            <text:p>0.0612244897959</text:p>
          </table:table-cell>
          <table:table-cell office:value="0.0816326530612" office:value-type="float">
            <text:p>0.0816326530612</text:p>
          </table:table-cell>
          <table:table-cell office:value="0.0408163265306" office:value-type="float">
            <text:p>0.0408163265306</text:p>
          </table:table-cell>
          <table:table-cell office:value="0.0408163265306" office:value-type="float">
            <text:p>0.0408163265306</text:p>
          </table:table-cell>
          <table:table-cell office:value="0.0408163265306" office:value-type="float">
            <text:p>0.0408163265306</text:p>
          </table:table-cell>
          <table:table-cell office:value="0.0408163265306" office:value-type="float">
            <text:p>0.0408163265306</text:p>
          </table:table-cell>
          <table:table-cell office:value="0.0408163265306" office:value-type="float">
            <text:p>0.0408163265306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408163265306" office:value-type="float">
            <text:p>0.0408163265306</text:p>
          </table:table-cell>
          <table:table-cell office:value="0.0408163265306" office:value-type="float">
            <text:p>0.0408163265306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408163265306" office:value-type="float">
            <text:p>0.0408163265306</text:p>
          </table:table-cell>
          <table:table-cell office:value="0.0408163265306" office:value-type="float">
            <text:p>0.0408163265306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  <table:table-cell office:value="0.0204081632653" office:value-type="float">
            <text:p>0.0204081632653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